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90000099C000038BD3C835811.svm"/>
  <manifest:file-entry manifest:media-type="image/png" manifest:full-path="Pictures/100002010000016300000050DAFB9A08.png"/>
  <manifest:file-entry manifest:media-type="image/png" manifest:full-path="Pictures/10000000000009500000023832C36E14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nsolas" svg:font-family="Consolas, 'Liberation Mono', 'Andale Mono', monospace, fixed, 'Courier New', Courier"/>
    <style:font-face style:name="Mangal1" svg:font-family="Mangal"/>
    <style:font-face style:name="arial" svg:font-family="arial, sans, sans-serif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adornments="Negrita" style:font-family-generic="swiss" style:font-pitch="variable"/>
    <style:font-face style:name="Tahoma" svg:font-family="Tahoma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7.013cm" fo:margin-left="0cm" table:align="left"/>
    </style:style>
    <style:style style:name="Tabla2.A" style:family="table-column">
      <style:table-column-properties style:column-width="4.868cm"/>
    </style:style>
    <style:style style:name="Tabla2.B" style:family="table-column">
      <style:table-column-properties style:column-width="12.144cm"/>
    </style:style>
    <style:style style:name="Tabla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B1" style:family="table-cell">
      <style:table-cell-properties fo:padding="0.097cm" fo:border="0.002cm solid #000000"/>
    </style:style>
    <style:style style:name="Tabla2.A2" style:family="table-cell">
      <style:table-cell-properties fo:padding="0.097cm" fo:border-left="0.002cm solid #000000" fo:border-right="none" fo:border-top="none" fo:border-bottom="0.002cm solid #000000"/>
    </style:style>
    <style:style style:name="Tabla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" style:family="table">
      <style:table-properties style:width="17.013cm" fo:margin-left="0cm" table:align="left"/>
    </style:style>
    <style:style style:name="Tabla3.A" style:family="table-column">
      <style:table-column-properties style:column-width="2.434cm"/>
    </style:style>
    <style:style style:name="Tabla3.B" style:family="table-column">
      <style:table-column-properties style:column-width="3.678cm"/>
    </style:style>
    <style:style style:name="Tabla3.C" style:family="table-column">
      <style:table-column-properties style:column-width="4.438cm"/>
    </style:style>
    <style:style style:name="Tabla3.D" style:family="table-column">
      <style:table-column-properties style:column-width="1.556cm"/>
    </style:style>
    <style:style style:name="Tabla3.E" style:family="table-column">
      <style:table-column-properties style:column-width="4.907cm"/>
    </style:style>
    <style:style style:name="Tabla3.A1" style:family="table-cell">
      <style:table-cell-properties fo:padding="0.097cm" fo:border="none"/>
    </style:style>
    <style:style style:name="Tabla3.B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3.E1" style:family="table-cell">
      <style:table-cell-properties fo:padding="0.097cm" fo:border="0.002cm solid #000000"/>
    </style:style>
    <style:style style:name="Tabla3.B2" style:family="table-cell">
      <style:table-cell-properties fo:padding="0.097cm" fo:border-left="0.002cm solid #000000" fo:border-right="none" fo:border-top="none" fo:border-bottom="0.002cm solid #000000"/>
    </style:style>
    <style:style style:name="Tabla3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1.819cm" style:rel-column-width="7010*"/>
    </style:style>
    <style:style style:name="Tabla4.B" style:family="table-column">
      <style:table-column-properties style:column-width="1.655cm" style:rel-column-width="6378*"/>
    </style:style>
    <style:style style:name="Tabla4.C" style:family="table-column">
      <style:table-column-properties style:column-width="8.565cm" style:rel-column-width="33019*"/>
    </style:style>
    <style:style style:name="Tabla4.D" style:family="table-column">
      <style:table-column-properties style:column-width="4.962cm" style:rel-column-width="19128*"/>
    </style:style>
    <style:style style:name="Tabla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4.D1" style:family="table-cell">
      <style:table-cell-properties fo:padding="0.097cm" fo:border="0.002cm solid #000000"/>
    </style:style>
    <style:style style:name="Tabla4.A2" style:family="table-cell">
      <style:table-cell-properties fo:padding="0.097cm" fo:border-left="0.002cm solid #000000" fo:border-right="none" fo:border-top="none" fo:border-bottom="0.002cm solid #000000"/>
    </style:style>
    <style:style style:name="Tabla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5" style:family="table">
      <style:table-properties style:width="17cm" table:align="margins"/>
    </style:style>
    <style:style style:name="Tabla5.A" style:family="table-column">
      <style:table-column-properties style:column-width="1.852cm" style:rel-column-width="7139*"/>
    </style:style>
    <style:style style:name="Tabla5.B" style:family="table-column">
      <style:table-column-properties style:column-width="7.408cm" style:rel-column-width="28558*"/>
    </style:style>
    <style:style style:name="Tabla5.C" style:family="table-column">
      <style:table-column-properties style:column-width="7.74cm" style:rel-column-width="29838*"/>
    </style:style>
    <style:style style:name="Tabla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5.C1" style:family="table-cell">
      <style:table-cell-properties fo:padding="0.097cm" fo:border="0.002cm solid #000000"/>
    </style:style>
    <style:style style:name="Tabla5.A2" style:family="table-cell">
      <style:table-cell-properties fo:padding="0.097cm" fo:border-left="0.002cm solid #000000" fo:border-right="none" fo:border-top="none" fo:border-bottom="0.002cm solid #000000"/>
    </style:style>
    <style:style style:name="Tabla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6" style:family="table">
      <style:table-properties style:width="17.013cm" fo:margin-left="0cm" table:align="left"/>
    </style:style>
    <style:style style:name="Tabla6.A" style:family="table-column">
      <style:table-column-properties style:column-width="17.013cm"/>
    </style:style>
    <style:style style:name="Tabla6.A1" style:family="table-cell">
      <style:table-cell-properties fo:padding="0cm" fo:border="none"/>
    </style:style>
    <style:style style:name="Tabla1" style:family="table">
      <style:table-properties style:width="17cm" table:align="left"/>
    </style:style>
    <style:style style:name="Tabla1.A" style:family="table-column">
      <style:table-column-properties style:column-width="3.246cm"/>
    </style:style>
    <style:style style:name="Tabla1.B" style:family="table-column">
      <style:table-column-properties style:column-width="7.288cm"/>
    </style:style>
    <style:style style:name="Tabla1.C" style:family="table-column">
      <style:table-column-properties style:column-width="6.466cm"/>
    </style:style>
    <style:style style:name="Tabla1.A1" style:family="table-cell">
      <style:table-cell-properties style:vertical-align="middle" fo:padding="0.049cm" fo:border="none"/>
    </style:style>
    <style:style style:name="Tabla1.C19" style:family="table-cell">
      <style:table-cell-properties fo:padding="0.049cm" fo:border="none"/>
    </style:style>
    <style:style style:name="P1" style:family="paragraph" style:parent-style-name="Table_20_Contents">
      <style:text-properties style:font-name="Tahoma" fo:font-size="10pt" style:font-size-asian="10.5pt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text-properties style:font-name="Arial"/>
    </style:style>
    <style:style style:name="P4" style:family="paragraph" style:parent-style-name="Standard">
      <style:paragraph-properties fo:text-align="start" style:justify-single-word="false"/>
      <style:text-properties style:font-name="Arial" fo:font-size="12pt" style:font-size-asian="12pt" style:font-size-complex="12pt"/>
    </style:style>
    <style:style style:name="P5" style:family="paragraph" style:parent-style-name="Standard">
      <style:paragraph-properties fo:text-align="start" style:justify-single-word="false"/>
      <style:text-properties style:font-name="Arial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6" style:family="paragraph" style:parent-style-name="Standard">
      <style:paragraph-properties fo:text-align="start" style:justify-single-word="false"/>
      <style:text-properties fo:font-variant="normal" fo:text-transform="none" fo:color="#222222" style:font-name="Arial" fo:font-size="12pt" fo:letter-spacing="normal" fo:font-style="normal" fo:font-weight="normal" style:font-size-asian="12pt" style:font-size-complex="12pt"/>
    </style:style>
    <style:style style:name="P7" style:family="paragraph" style:parent-style-name="Standard">
      <style:paragraph-properties fo:text-align="start" style:justify-single-word="false"/>
      <style:text-properties fo:color="#ff3333" style:font-name="Arial" fo:font-size="12pt" style:font-size-asian="12pt" style:font-size-complex="12pt"/>
    </style:style>
    <style:style style:name="P8" style:family="paragraph" style:parent-style-name="Standard">
      <style:paragraph-properties fo:text-align="start" style:justify-single-word="false" fo:break-before="page"/>
      <style:text-properties style:font-name="Arial" fo:font-size="12pt" style:font-size-asian="12pt" style:font-size-complex="12pt"/>
    </style:style>
    <style:style style:name="P9" style:family="paragraph" style:parent-style-name="Nivel1" style:master-page-name="Pagina">
      <style:paragraph-properties style:page-number="auto" fo:break-before="page"/>
      <style:text-properties fo:font-weight="bold" style:font-weight-asian="bold" style:font-weight-complex="bold"/>
    </style:style>
    <style:style style:name="P10" style:family="paragraph" style:parent-style-name="Nivel1">
      <style:text-properties fo:font-weight="bold" style:font-weight-asian="bold" style:font-weight-complex="bold"/>
    </style:style>
    <style:style style:name="P11" style:family="paragraph" style:parent-style-name="Nivel1">
      <style:paragraph-properties fo:margin-left="0cm" fo:margin-right="0cm" fo:text-indent="0cm" style:auto-text-indent="false"/>
      <style:text-properties fo:font-weight="bold" style:font-weight-asian="bold" style:font-weight-complex="bold"/>
    </style:style>
    <style:style style:name="P12" style:family="paragraph" style:parent-style-name="CuerpoTabla">
      <style:paragraph-properties fo:text-align="start" style:justify-single-word="false"/>
    </style:style>
    <style:style style:name="P13" style:family="paragraph" style:parent-style-name="TablaContenidosDemostrativo" style:master-page-name="Pagina">
      <style:paragraph-properties style:page-number="auto"/>
    </style:style>
    <style:style style:name="P14" style:family="paragraph" style:parent-style-name="Textos" style:master-page-name="Pagina">
      <style:paragraph-properties style:page-number="auto"/>
    </style:style>
    <style:style style:name="P15" style:family="paragraph" style:parent-style-name="Tabla_20_contenidos_20_nivel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6" style:family="paragraph" style:parent-style-name="Tabla_20_contenidos_20_nivel2">
      <style:paragraph-properties>
        <style:tab-stops>
          <style:tab-stop style:position="16.801cm" style:type="right" style:leader-style="dotted" style:leader-text="."/>
        </style:tab-stops>
      </style:paragraph-properties>
    </style:style>
    <style:style style:name="P17" style:family="paragraph" style:parent-style-name="Table_20_Contents">
      <style:text-properties fo:font-size="2pt" style:font-size-asian="2pt" style:font-size-complex="2pt"/>
    </style:style>
    <style:style style:name="P18" style:family="paragraph" style:parent-style-name="Table_20_Contents">
      <style:paragraph-properties fo:padding="0.049cm" fo:border="0.002cm solid #cccccc"/>
    </style:style>
    <style:style style:name="P19" style:family="paragraph" style:parent-style-name="Table_20_Contents">
      <style:paragraph-properties fo:text-align="start" style:justify-single-word="false" fo:padding="0.049cm" fo:border="0.002cm solid #cccccc"/>
    </style:style>
    <style:style style:name="P20" style:family="paragraph" style:parent-style-name="TituloDemostrativo" style:master-page-name="PortadaDemostrativos">
      <style:paragraph-properties style:page-number="auto"/>
    </style:style>
    <style:style style:name="P21" style:family="paragraph" style:parent-style-name="Preformatted_20_Text">
      <style:paragraph-properties fo:margin-left="0cm" fo:margin-right="0cm" fo:margin-top="0.265cm" fo:margin-bottom="0.265cm" style:line-height-at-least="0.582cm" fo:text-align="start" style:justify-single-word="false" fo:text-indent="0cm" style:auto-text-indent="false" fo:background-color="#f3f3f3" fo:padding="0cm" fo:border="none">
        <style:background-image/>
      </style:paragraph-properties>
      <style:text-properties fo:font-variant="normal" fo:text-transform="none" fo:color="#000000" style:font-name="Arial" fo:font-size="12pt" fo:letter-spacing="normal" fo:font-style="normal" fo:font-weight="normal" style:font-size-asian="12pt" style:font-size-complex="12pt"/>
    </style:style>
    <style:style style:name="P22" style:family="paragraph" style:parent-style-name="Preformatted_20_Text">
      <style:paragraph-properties fo:margin-top="0.265cm" fo:margin-bottom="0.265cm" style:line-height-at-least="0.582cm" fo:text-align="start" style:justify-single-word="false" fo:background-color="#f3f3f3" fo:padding="0cm" fo:border="none">
        <style:background-image/>
      </style:paragraph-properties>
      <style:text-properties fo:font-variant="normal" fo:text-transform="none" fo:color="#000000" style:font-name="Arial" fo:font-size="12pt" fo:letter-spacing="normal" style:font-size-asian="12pt" style:font-size-complex="12pt"/>
    </style:style>
    <style:style style:name="T1" style:family="text">
      <style:text-properties style:font-name="Arial" fo:font-size="12pt" style:font-size-asian="12pt" style:font-size-complex="12pt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variant="normal" fo:text-transform="none" fo:color="#222222" fo:letter-spacing="normal" fo:font-style="normal" fo:font-weight="normal"/>
    </style:style>
    <style:style style:name="T4" style:family="text">
      <style:text-properties fo:font-variant="normal" fo:text-transform="none" fo:color="#222222" style:font-name="Arial" fo:font-size="12pt" fo:letter-spacing="normal" fo:font-style="normal" fo:font-weight="normal" style:font-size-asian="12pt" style:font-size-complex="12pt"/>
    </style:style>
    <style:style style:name="T5" style:family="text">
      <style:text-properties fo:font-variant="normal" fo:text-transform="none" fo:color="#000000" style:text-line-through-style="none" style:font-name="Arial" fo:font-size="12pt" fo:letter-spacing="normal" fo:font-style="normal" style:text-underline-style="none" fo:font-weight="normal" style:text-blinking="false" style:font-size-asian="12pt" style:font-size-complex="12pt"/>
    </style:style>
    <style:style style:name="T6" style:family="text">
      <style:text-properties fo:font-style="normal" fo:font-weight="normal"/>
    </style:style>
    <style:style style:name="T7" style:family="text">
      <style:text-properties fo:color="#ff3333"/>
    </style:style>
    <style:style style:name="T8" style:family="text">
      <style:text-properties fo:color="#ff3333" style:font-name="Arial" fo:font-size="12pt" style:font-size-asian="12pt" style:font-size-complex="12pt"/>
    </style:style>
    <style:style style:name="T9" style:family="text">
      <style:text-properties fo:font-style="italic" fo:font-weight="bold" style:font-style-asian="italic" style:font-weight-asian="bold" style:font-style-complex="italic" style:font-weight-complex="bold"/>
    </style:style>
    <style:style style:name="T10" style:family="text">
      <style:text-properties style:font-name="Consolas"/>
    </style:style>
    <style:style style:name="T11" style:family="text">
      <style:text-properties fo:color="#000000" style:font-name="arial" fo:font-size="9.75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Estudio LSHW</text:p>
      <text:p text:style-name="Standard"/>
      <text:p text:style-name="SubtituloPortadaYDemostrativos">Tipo de documento: documento técnico</text:p>
      <text:p text:style-name="SubtituloPortadaYDemostrativos"/>
      <table:table table:name="Tabla6" table:style-name="Tabla6">
        <table:table-column table:style-name="Tabla6.A"/>
        <table:table-row>
          <table:table-cell table:style-name="Tabla6.A1" office:value-type="string">
            <text:p text:style-name="Tablas">17/10/2013</text:p>
          </table:table-cell>
        </table:table-row>
      </table:table>
      <text:p text:style-name="Standard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TituloColumnaTabla">Identificador del documento:</text:p>
          </table:table-cell>
          <table:table-cell table:style-name="Tabla2.B1" office:value-type="string">
            <text:p text:style-name="P12"><text:span text:style-name="T11">T0.1.1</text:span></text:p>
          </table:table-cell>
        </table:table-row>
        <table:table-row>
          <table:table-cell table:style-name="Tabla2.A2" office:value-type="string">
            <text:p text:style-name="TituloColumnaTabla">Fecha:</text:p>
          </table:table-cell>
          <table:table-cell table:style-name="Tabla2.B2" office:value-type="string">
            <text:p text:style-name="CuerpoTabla">17/10/2013</text:p>
          </table:table-cell>
        </table:table-row>
        <table:table-row>
          <table:table-cell table:style-name="Tabla2.A2" office:value-type="string">
            <text:p text:style-name="TituloColumnaTabla">Actividad:</text:p>
          </table:table-cell>
          <table:table-cell table:style-name="Tabla2.B2" office:value-type="string">
            <text:p text:style-name="CuerpoTabla"/>
          </table:table-cell>
        </table:table-row>
        <table:table-row>
          <table:table-cell table:style-name="Tabla2.A2" office:value-type="string">
            <text:p text:style-name="TituloColumnaTabla">Estado del documento:</text:p>
          </table:table-cell>
          <table:table-cell table:style-name="Tabla2.B2" office:value-type="string">
            <text:p text:style-name="CuerpoTabla">Completo</text:p>
          </table:table-cell>
        </table:table-row>
        <table:table-row>
          <table:table-cell table:style-name="Tabla2.A2" office:value-type="string">
            <text:p text:style-name="TituloColumnaTabla">Enlace del documento:</text:p>
          </table:table-cell>
          <table:table-cell table:style-name="Tabla2.B2" office:value-type="string">
            <text:p text:style-name="CuerpoTabla"/>
          </table:table-cell>
        </table:table-row>
      </table:table>
      <text:p text:style-name="Textos"/>
      <text:p text:style-name="Textos">Abstract:</text:p>
      <text:p text:style-name="Textos"/>
      <text:p text:style-name="P14">Datos de la entrega: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row>
          <table:table-cell table:style-name="Tabla3.A1" office:value-type="string">
            <text:p text:style-name="P1"/>
          </table:table-cell>
          <table:table-cell table:style-name="Tabla3.B1" office:value-type="string">
            <text:p text:style-name="TituloColumnaTabla">Nombre</text:p>
          </table:table-cell>
          <table:table-cell table:style-name="Tabla3.B1" office:value-type="string">
            <text:p text:style-name="TituloColumnaTabla">Compañia / Actividad</text:p>
          </table:table-cell>
          <table:table-cell table:style-name="Tabla3.B1" office:value-type="string">
            <text:p text:style-name="TituloColumnaTabla">Fecha</text:p>
          </table:table-cell>
          <table:table-cell table:style-name="Tabla3.E1" office:value-type="string">
            <text:p text:style-name="TituloColumnaTabla">Firma</text:p>
          </table:table-cell>
        </table:table-row>
        <table:table-row>
          <table:table-cell table:style-name="Tabla3.B1" office:value-type="string">
            <text:p text:style-name="Tablas"/>
            <text:p text:style-name="Tablas">Autor</text:p>
            <text:p text:style-name="Tablas"/>
          </table:table-cell>
          <table:table-cell table:style-name="Tabla3.B2" office:value-type="string">
            <text:p text:style-name="Tablas">Manuel Cid Gómez</text:p>
          </table:table-cell>
          <table:table-cell table:style-name="Tabla3.B2" office:value-type="string">
            <text:p text:style-name="Tablas"/>
          </table:table-cell>
          <table:table-cell table:style-name="Tabla3.B2" office:value-type="string">
            <text:p text:style-name="Tablas">17/10/2013</text:p>
          </table:table-cell>
          <table:table-cell table:style-name="Tabla3.E2" office:value-type="string">
            <text:p text:style-name="Tablas"/>
          </table:table-cell>
        </table:table-row>
        <table:table-row>
          <table:table-cell table:style-name="Tabla3.B2" office:value-type="string">
            <text:p text:style-name="TituloColumnaTabla"/>
            <text:p text:style-name="TituloColumnaTabla">Verificado por</text:p>
            <text:p text:style-name="TituloColumnaTabla"/>
          </table:table-cell>
          <table:table-cell table:style-name="Tabla3.B2" office:value-type="string">
            <text:p text:style-name="CuerpoTabla"/>
          </table:table-cell>
          <table:table-cell table:style-name="Tabla3.B2" office:value-type="string">
            <text:p text:style-name="CuerpoTabla"/>
          </table:table-cell>
          <table:table-cell table:style-name="Tabla3.B2" office:value-type="string">
            <text:p text:style-name="CuerpoTabla"/>
          </table:table-cell>
          <table:table-cell table:style-name="Tabla3.E2" office:value-type="string">
            <text:p text:style-name="CuerpoTabla"/>
          </table:table-cell>
        </table:table-row>
        <table:table-row>
          <table:table-cell table:style-name="Tabla3.B2" office:value-type="string">
            <text:p text:style-name="TituloColumnaTabla"/>
            <text:p text:style-name="TituloColumnaTabla">Revisado por</text:p>
            <text:p text:style-name="TituloColumnaTabla"/>
          </table:table-cell>
          <table:table-cell table:style-name="Tabla3.B2" office:value-type="string">
            <text:p text:style-name="CuerpoTabla"/>
          </table:table-cell>
          <table:table-cell table:style-name="Tabla3.B2" office:value-type="string">
            <text:p text:style-name="CuerpoTabla"/>
          </table:table-cell>
          <table:table-cell table:style-name="Tabla3.B2" office:value-type="string">
            <text:p text:style-name="CuerpoTabla"/>
          </table:table-cell>
          <table:table-cell table:style-name="Tabla3.E2" office:value-type="string">
            <text:p text:style-name="CuerpoTabla"/>
          </table:table-cell>
        </table:table-row>
        <table:table-row>
          <table:table-cell table:style-name="Tabla3.B2" office:value-type="string">
            <text:p text:style-name="TituloColumnaTabla"/>
            <text:p text:style-name="TituloColumnaTabla">Aprobado por</text:p>
            <text:p text:style-name="TituloColumnaTabla"/>
          </table:table-cell>
          <table:table-cell table:style-name="Tabla3.B2" office:value-type="string">
            <text:p text:style-name="CuerpoTabla"/>
          </table:table-cell>
          <table:table-cell table:style-name="Tabla3.B2" office:value-type="string">
            <text:p text:style-name="CuerpoTabla"/>
          </table:table-cell>
          <table:table-cell table:style-name="Tabla3.B2" office:value-type="string">
            <text:p text:style-name="CuerpoTabla"/>
          </table:table-cell>
          <table:table-cell table:style-name="Tabla3.E2" office:value-type="string">
            <text:p text:style-name="CuerpoTabla"/>
          </table:table-cell>
        </table:table-row>
      </table:table>
      <text:p text:style-name="Textos"/>
      <text:p text:style-name="Textos">Log del documento:</text:p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row>
          <table:table-cell table:style-name="Tabla4.A1" office:value-type="string">
            <text:p text:style-name="TituloColumnaTabla">Versión</text:p>
          </table:table-cell>
          <table:table-cell table:style-name="Tabla4.A1" office:value-type="string">
            <text:p text:style-name="TituloColumnaTabla">Fecha</text:p>
          </table:table-cell>
          <table:table-cell table:style-name="Tabla4.A1" office:value-type="string">
            <text:p text:style-name="TituloColumnaTabla">Comentario</text:p>
          </table:table-cell>
          <table:table-cell table:style-name="Tabla4.D1" office:value-type="string">
            <text:p text:style-name="TituloColumnaTabla">Autor</text:p>
          </table:table-cell>
        </table:table-row>
        <table:table-row>
          <table:table-cell table:style-name="Tabla4.A2" office:value-type="string">
            <text:p text:style-name="Tablas">v0</text:p>
          </table:table-cell>
          <table:table-cell table:style-name="Tabla4.A2" office:value-type="string">
            <text:p text:style-name="Tablas">17/10/13</text:p>
          </table:table-cell>
          <table:table-cell table:style-name="Tabla4.A2" office:value-type="string">
            <text:p text:style-name="Tablas"/>
          </table:table-cell>
          <table:table-cell table:style-name="Tabla4.D2" office:value-type="string">
            <text:p text:style-name="Tablas">Manuel Cid Gómez</text:p>
          </table:table-cell>
        </table:table-row>
      </table:table>
      <text:p text:style-name="Textos"/>
      <text:p text:style-name="Textos">Registro de cambios del documento:</text:p>
      <table:table table:name="Tabla5" table:style-name="Tabla5">
        <table:table-column table:style-name="Tabla5.A"/>
        <table:table-column table:style-name="Tabla5.B"/>
        <table:table-column table:style-name="Tabla5.C"/>
        <table:table-row>
          <table:table-cell table:style-name="Tabla5.A1" office:value-type="string">
            <text:p text:style-name="TituloColumnaTabla">Versión</text:p>
          </table:table-cell>
          <table:table-cell table:style-name="Tabla5.A1" office:value-type="string">
            <text:p text:style-name="TituloColumnaTabla">Item</text:p>
          </table:table-cell>
          <table:table-cell table:style-name="Tabla5.C1" office:value-type="string">
            <text:p text:style-name="TituloColumnaTabla">Motivo del cambio</text:p>
          </table:table-cell>
        </table:table-row>
        <table:table-row>
          <table:table-cell table:style-name="Tabla5.A2" office:value-type="string">
            <text:p text:style-name="CuerpoTabla"/>
          </table:table-cell>
          <table:table-cell table:style-name="Tabla5.A2" office:value-type="string">
            <text:p text:style-name="CuerpoTabla"/>
          </table:table-cell>
          <table:table-cell table:style-name="Tabla5.C2" office:value-type="string">
            <text:p text:style-name="CuerpoTabla"/>
          </table:table-cell>
        </table:table-row>
      </table:table>
      <text:p text:style-name="Textos"/>
      <text:p text:style-name="SubtituloPortadaYDemostrativos"/>
      <text:p text:style-name="SubtituloPortadaYDemostrativos"/>
      <text:p text:style-name="SubtituloPortadaYDemostrativos"/>
      <text:p text:style-name="SubtituloPortadaYDemostrativos"/>
      <text:p text:style-name="SubtituloPortadaYDemostrativos"/>
      <text:p text:style-name="SubtituloPortadaYDemostrativos"/>
      <text:p text:style-name="SubtituloPortadaYDemostrativos"><text:soft-page-break/></text:p>
      <text:table-of-content text:style-name="Sect1" text:protected="true" text:name="Índice de contenido1">
        <text:table-of-content-source text:outline-level="10" text:use-index-marks="false" text:use-index-source-styles="true">
          <text:index-title-template text:style-name="TablaContenidosDemostrativo">Tabla de contenido</text:index-title-template>
          <text:table-of-content-entry-template text:outline-level="1" text:style-name="Tabla_20_contenidos_20_nivel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Tabla_20_contenidos_20_nivel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Tabla_20_contenidos_20_nivel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Tabla_20_contenidos_20_nivel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Tabla_20_contenidos_20_nivel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Tabla_20_contenidos_20_nivel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Tabla_20_contenidos_20_nivel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Tabla_20_contenidos_20_nivel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Tabla_20_contenidos_20_nivel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Tabla_20_contenidos_20_nivel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Nivel1"/>
          </text:index-source-styles>
          <text:index-source-styles text:outline-level="2">
            <text:index-source-style text:style-name="Nivel2"/>
          </text:index-source-styles>
          <text:index-source-styles text:outline-level="3">
            <text:index-source-style text:style-name="Nivel3"/>
          </text:index-source-styles>
          <text:index-source-styles text:outline-level="4">
            <text:index-source-style text:style-name="PieTablaIlustraciones"/>
          </text:index-source-styles>
        </text:table-of-content-source>
        <text:index-body>
          <text:index-title text:style-name="Sect1" text:name="Índice de contenido1_Head">
            <text:p text:style-name="P13">Tabla de contenido</text:p>
          </text:index-title>
          <text:p text:style-name="P15"><text:a xlink:type="simple" xlink:href="#__RefHeading__2009_827901932" text:style-name="Index_20_Link" text:visited-style-name="Index_20_Link">¿Que es lshw?<text:tab/>5</text:a></text:p>
          <text:p text:style-name="P15"><text:a xlink:type="simple" xlink:href="#__RefHeading__2011_827901932" text:style-name="Index_20_Link" text:visited-style-name="Index_20_Link">Desglose LHSW<text:tab/>5</text:a></text:p>
          <text:p text:style-name="P16"><text:a xlink:type="simple" xlink:href="#__RefHeading__2013_827901932" text:style-name="Index_20_Link" text:visited-style-name="Index_20_Link">Àrbol lshw<text:tab/>5</text:a></text:p>
          <text:p text:style-name="P15"><text:a xlink:type="simple" xlink:href="#__RefHeading__2015_827901932" text:style-name="Index_20_Link" text:visited-style-name="Index_20_Link">Estructura detallada<text:tab/>6</text:a></text:p>
          <text:p text:style-name="P15"><text:a xlink:type="simple" xlink:href="#__RefHeading__2017_827901932" text:style-name="Index_20_Link" text:visited-style-name="Index_20_Link">Tabla resumen <text:tab/>8</text:a></text:p>
          <text:p text:style-name="P15"><text:a xlink:type="simple" xlink:href="#__RefHeading__2019_827901932" text:style-name="Index_20_Link" text:visited-style-name="Index_20_Link">Características que usaremos nosotros<text:tab/>9</text:a></text:p>
          <text:p text:style-name="P15"><text:a xlink:type="simple" xlink:href="#__RefHeading__2021_827901932" text:style-name="Index_20_Link" text:visited-style-name="Index_20_Link">Ejemplo lshw completo.<text:tab/>12</text:a></text:p>
        </text:index-body>
      </text:table-of-content>
      <text:p text:style-name="Nivel1"/>
      <text:p text:style-name="Standard"/>
      <text:p text:style-name="SubtituloPortadaYDemostrativos"/>
      <text:p text:style-name="SubtituloPortadaYDemostrativos"/>
      <text:p text:style-name="SubtituloPortadaYDemostrativos"/>
      <text:p text:style-name="SubtituloPortadaYDemostrativos"/>
      <text:p text:style-name="P9"><text:bookmark-start text:name="__RefHeading__2009_827901932"/>¿Que es lshw?<text:bookmark-end text:name="__RefHeading__2009_827901932"/></text:p>
      <text:p text:style-name="P11"/>
      <text:p text:style-name="P4"><text:span text:style-name="T2">Para empezar un breve resumen .</text:span><text:span text:style-name="T3">LSHW es una herramienta de Linux que proporciona información detallada sobre la configuración de hardware de la máquina.</text:span> </text:p>
      <text:p text:style-name="P4"/>
      <text:p text:style-name="P6">Para obtener el listado de especificaciones de hardware hay que usar el comando "lshw" ("ls" de Lister y "hw" de hardware) como superusuario o mediante "sudo":</text:p>
      <text:p text:style-name="P6"><text:tab/></text:p>
      <text:p text:style-name="P6"><text:tab/>-sudo lshw</text:p>
      <text:p text:style-name="P6"/>
      <text:p text:style-name="P6">Con esa orden aparece un extenso y detallado listado con las características técnicas de la máquina en la que se ejecute .</text:p>
      <text:p text:style-name="P4"/>
      <text:p text:style-name="P4"/>
      <text:p text:style-name="P2"><text:span text:style-name="T4">Además podemos </text:span><text:span text:style-name="Strong_20_Emphasis"><text:span text:style-name="T4">e</text:span></text:span><text:span text:style-name="T4">xportar los resultados a xml y html. Para hacerlo: </text:span></text:p>
      <text:p text:style-name="P6"/>
      <text:p text:style-name="P2"><text:span text:style-name="Emphasis"><text:span text:style-name="T4"><text:tab/>lshw -html &gt; nombre_archivo</text:span></text:span></text:p>
      <text:p text:style-name="P2"><text:span text:style-name="Emphasis"><text:span text:style-name="T4"><text:tab/><text:tab/><text:tab/>o</text:span></text:span></text:p>
      <text:p text:style-name="P2"><text:span text:style-name="Emphasis"><text:span text:style-name="T4"><text:tab/>shw <text:s/>-xml &gt; nombre_archivo</text:span></text:span></text:p>
      <text:p text:style-name="P6"/>
      <text:p text:style-name="P10"/>
      <text:p text:style-name="P10"><text:bookmark-start text:name="__RefHeading__2011_827901932"/>Desglose LHSW<text:bookmark-end text:name="__RefHeading__2011_827901932"/></text:p>
      <text:p text:style-name="P3"/>
      <text:p text:style-name="P3"/>
      <text:p text:style-name="Nivel2"><text:bookmark-start text:name="__RefHeading__2013_827901932"/>Àrbol lshw<text:bookmark-end text:name="__RefHeading__2013_827901932"/></text:p>
      <text:p text:style-name="P21">información del sistema</text:p>
      <text:p text:style-name="P22"><text:s text:c="3"/><text:span text:style-name="T6">información de la placa madre</text:span></text:p>
      <text:p text:style-name="P22"><text:s text:c="5"/><text:span text:style-name="T6">información del procesador</text:span></text:p>
      <text:p text:style-name="P22"><text:s text:c="8"/><text:span text:style-name="T6">cache, logical cpu</text:span></text:p>
      <text:p text:style-name="P22"><text:soft-page-break/><text:s text:c="5"/><text:span text:style-name="T6">memoria</text:span></text:p>
      <text:p text:style-name="P22"><text:s text:c="8"/><text:span text:style-name="T6">capacidad, tamaño total, información individual de los bancos</text:span></text:p>
      <text:p text:style-name="P22"><text:s text:c="5"/><text:span text:style-name="T6">información de las ranuras pci</text:span></text:p>
      <text:p text:style-name="P22"><text:s text:c="5"/><text:span text:style-name="T6">información de las ranuras ide</text:span></text:p>
      <text:p text:style-name="P22"><text:s text:c="8"/><text:span text:style-name="T6">información de los discos</text:span></text:p>
      <text:p text:style-name="P22"><text:s text:c="16"/><text:span text:style-name="T6">tamaño total, partición,</text:span></text:p>
      <text:p text:style-name="P22"><text:s text:c="5"/><text:span text:style-name="T6">información de las ranuras usb</text:span></text:p>
      <text:p text:style-name="P22"><text:s text:c="4"/><text:span text:style-name="T6">red</text:span></text:p>
      <text:p text:style-name="P3"/>
      <text:p text:style-name="P3"/>
      <text:p text:style-name="Nivel1"><text:bookmark-start text:name="__RefHeading__2015_827901932"/>Estructura detallada<text:bookmark-end text:name="__RefHeading__2015_827901932"/></text:p>
      <text:p text:style-name="P3"/>
      <text:p text:style-name="P4">La estructura del xml generado viene marcando cada parte del elemento mediante marcadores id o class. Y estes a su vez se encuentran entre un marcador <text:span text:style-name="T7">&lt;node &gt;</text:span>.</text:p>
      <text:p text:style-name="P2"><text:span text:style-name="T1">Las características se abren con su marcador y se cierran con</text:span> <text:span text:style-name="T8">&lt;/marcador&gt; </text:span><text:span text:style-name="T1">y entre ellos se encuentra el valor de esa característica , ejemplo : </text:span><text:span text:style-name="T8">&lt;description&gt;</text:span> <text:span text:style-name="T1">ejemplo</text:span> <text:span text:style-name="T8">&lt;/description&gt;</text:span></text:p>
      <text:p text:style-name="P4"/>
      <text:p text:style-name="P5">-Información del sistema</text:p>
      <text:p text:style-name="P5"/>
      <text:p text:style-name="P2"><text:span text:style-name="T8">class="system" </text:span>→ <text:span text:style-name="T1">Va ser el tipo de elemento padre,por ejemplo 'Desktop Computer'.</text:span></text:p>
      <text:p text:style-name="P4"/>
      <text:p text:style-name="P4">A continuación se muestran las características de este elemento padre.</text:p>
      <text:p text:style-name="P4"/>
      <text:p text:style-name="P2"><text:span text:style-name="T8">&lt;description&gt;</text:span><text:span text:style-name="T1"> seria la descripción del tipo de elemento padre.</text:span></text:p>
      <text:p text:style-name="P4"/>
      <text:p text:style-name="P4"/>
      <text:p text:style-name="P4">A continuación se muestran las características del elemento padre :</text:p>
      <text:p text:style-name="P4"/>
      <text:p text:style-name="P2"><text:span text:style-name="T8">&lt;vendor&gt;</text:span>,<text:span text:style-name="T8">&lt;serial&gt;,&lt;width units="bits"&gt;</text:span> <text:span text:style-name="T1">que corresponderían a características y valores definidos o sino se crearían de nuevo.</text:span></text:p>
      <text:p text:style-name="P4"/>
      <text:p text:style-name="P4">-Placa Base</text:p>
      <text:p text:style-name="P4"><text:soft-page-break/></text:p>
      <text:p text:style-name="P2"><text:span text:style-name="T1">En el xml viene marcada mediante la etiqueta</text:span> <text:span text:style-name="T8">id="core"</text:span> ,<text:span text:style-name="T1"> este seria un tipo de elemento,que podemos crearlo si no existe o bien si está ya creado registrar sus características que vienen marcadas por las etiquetas :</text:span></text:p>
      <text:p text:style-name="P4"/>
      <text:p text:style-name="P2"><text:span text:style-name="T8">&lt;description&gt;,&lt;product&gt;,&lt;vendor&gt;,</text:span>.... <text:s/>q<text:span text:style-name="T1">ue corresponderían a características y valores definidos o sino se crearían de nuevo.</text:span></text:p>
      <text:p text:style-name="P4"/>
      <text:p text:style-name="P4">-Procesador</text:p>
      <text:p text:style-name="P4"/>
      <text:p text:style-name="P2"><text:span text:style-name="T1">En el xml viene marcado mediante la etiqueta </text:span><text:s/><text:span text:style-name="T8">id="cpu"</text:span> <text:s/><text:span text:style-name="T1">o</text:span> <text:span text:style-name="T8">class="processor</text:span>" <text:span text:style-name="T1">lo mismo que antes,este sera un tipo de elemento y luego vienen sus características :</text:span></text:p>
      <text:p text:style-name="P4"/>
      <text:p text:style-name="P7">&lt;description&gt;,&lt;product&gt;,&lt;vendor&gt;</text:p>
      <text:p text:style-name="P4"/>
      <text:p text:style-name="P4"/>
      <text:p text:style-name="P4"/>
      <text:p text:style-name="P5">-Memoria Caché</text:p>
      <text:p text:style-name="P4"/>
      <text:p text:style-name="P2"><text:span text:style-name="T1">Las memorias caché vienen dadas por un marcador con un dígito incremental según el número de memoras caché que tenga el elemento. El marcador sería </text:span><text:span text:style-name="T8">id="cache:X"</text:span> <text:span text:style-name="T1">siendo X un número entero positivo comprendido entre 0-9 siendo 0 el primero. Ejemplo , la primera memoria caché tendría </text:span><text:span text:style-name="T8">id="cache:0"</text:span>.</text:p>
      <text:p text:style-name="P4"/>
      <text:p text:style-name="P2"><text:span text:style-name="T1">Luego vendrían sus características :</text:span> <text:span text:style-name="T8"><text:s/>&lt;description&gt;,&lt;capacity units="bytes"&gt;, </text:span>…</text:p>
      <text:p text:style-name="P4"/>
      <text:p text:style-name="P4"/>
      <text:p text:style-name="P5">-Disco Duro</text:p>
      <text:p text:style-name="P4"/>
      <text:p text:style-name="P2"><text:span text:style-name="T1">El disco duro es lo siguiente que nos aparecerá después de la memoria caché,y viene señalado con el marcador </text:span><text:span text:style-name="T8">id="memory" </text:span><text:span text:style-name="T1">.Lo mismo de antes, si el tipo de elemento disco duro no está creado lo creamos.</text:span></text:p>
      <text:p text:style-name="P4"/>
      <text:p text:style-name="P2"><text:span text:style-name="T1">Luego sus características : </text:span><text:span text:style-name="T8">&lt;description&gt;,&lt;slot&gt;,&lt;size units="bytes"&gt;</text:span></text:p>
      <text:p text:style-name="P5"/>
      <text:p text:style-name="P5">-Memoria RAM</text:p>
      <text:p text:style-name="P4"/>
      <text:p text:style-name="P2"><text:span text:style-name="T1">La o las memorias RAM son parecidas a la estructura de la memoria caché, vienen identificadas mediante un marcador con un dígito incremental según el número de memorias RAM que tenga el sistema , y el marcador es </text:span><text:s/><text:span text:style-name="T8">id="bank:0" .</text:span></text:p>
      <text:p text:style-name="P4"/>
      <text:p text:style-name="P4"/>
      <text:p text:style-name="P2"><text:span text:style-name="T1">Luego sus características </text:span><text:span text:style-name="T8">&lt;description&gt;,&lt;vendor&gt;,&lt;serial&gt;,&lt;size units="bytes"&gt;,&lt;clock</text:span> <text:span text:style-name="T8">units="Hz"&gt; , … </text:span></text:p>
      <text:p text:style-name="P4"><text:soft-page-break/></text:p>
      <text:p text:style-name="P5">-Información de las ranuras PCI</text:p>
      <text:p text:style-name="P4"/>
      <text:p text:style-name="P2"><text:span text:style-name="T1">Las ranuras pc como son varias también tiene un marcador incremental solo que en este caso no empieza en 0 sino en su marcador base luego incrementándose <text:s/>desde 0 a 9.Por ejemplo el primer PCI tendría el marcador</text:span> <text:span text:style-name="T8">id="pci"</text:span> <text:span text:style-name="T1">, el segundo</text:span><text:span text:style-name="T8"> id="pci:0"</text:span><text:span text:style-name="T1"> etc</text:span></text:p>
      <text:p text:style-name="P4"/>
      <text:p text:style-name="P2"><text:span text:style-name="T1">Luego sus características</text:span> <text:span text:style-name="T8">&lt;description&gt;,&lt;product&gt;,&lt;vendor&gt;,&lt;width units="bits"&gt;,&lt;clock units="Hz"&gt;</text:span>, …</text:p>
      <text:p text:style-name="P4"/>
      <text:p text:style-name="P5">-Información de las ranuras USB </text:p>
      <text:p text:style-name="P4"/>
      <text:p text:style-name="P2"><text:span text:style-name="T1">Las ranuras USB otro tanto,vienen asignadas a marcadores incrementales siendo</text:span> <text:span text:style-name="T8">id="usb:0"</text:span> <text:span text:style-name="T1">el primero y </text:span><text:span text:style-name="T8">id="usb:9"</text:span> <text:span text:style-name="T1">el rango mas alto.</text:span></text:p>
      <text:p text:style-name="P4"/>
      <text:p text:style-name="P2"><text:span text:style-name="T1">Luego sus características </text:span><text:span text:style-name="T8">&lt;description&gt;,&lt;product&gt;,&lt;vendor&gt;,&lt;version&gt;</text:span>,...</text:p>
      <text:p text:style-name="P4"/>
      <text:p text:style-name="P4"/>
      <text:p text:style-name="P4"/>
      <text:p text:style-name="P4">A continuación vendrían las particiones del disco que vamos ignorarlas porque en nuestro caso no tienen ninguna importancia.</text:p>
      <text:p text:style-name="P4"/>
      <text:p text:style-name="P4">Más abajo vendrían los otros componentes hardware :</text:p>
      <text:p text:style-name="P4"/>
      <text:p text:style-name="P4">-<text:span text:style-name="T9">Cdrom</text:span></text:p>
      <text:p text:style-name="P4"/>
      <text:p text:style-name="P2"><text:span text:style-name="T1">El marcador para este elemento vendría definido como </text:span><text:span text:style-name="T8">id="cdrom"</text:span> y luego sus características:</text:p>
      <text:p text:style-name="P2"><text:span text:style-name="T8">&lt;description&gt;, &lt;product&gt;,&lt;vendor&gt;,..</text:span>..</text:p>
      <text:p text:style-name="P2"/>
      <text:p text:style-name="P2"/>
      <text:p text:style-name="P2"><text:span text:style-name="T1">Obteniendo todos estes datos anteriores lo que se haría sería crear un nuevo elemento en la tabla 'element' para el elemento padre y luego crearíamos un elemento para cada uno de los componentes de este , siendo el id_padre de cada uno de ellos el id_element de su elemento superior. Y luego para cada uno de sus características las crearíamos en la tabla '</text:span><text:a xlink:type="simple" xlink:href="http://localhost/phpmyadmin/sql.php?server=1&amp;db=getracer&amp;table=data_charac_element&amp;pos=0&amp;token=9898ea48f8d0e684e9caea73886adccd"><text:span text:style-name="T5">data_charac_element</text:span></text:a><text:span text:style-name="T1"> '.</text:span></text:p>
      <text:p text:style-name="P4"/>
      <text:p text:style-name="P4"/>
      <text:p text:style-name="P4"/>
      <text:p text:style-name="Nivel1"><text:bookmark-start text:name="__RefHeading__2017_827901932"/>Tabla resumen <text:bookmark-end text:name="__RefHeading__2017_827901932"/></text:p>
      <text:p text:style-name="P4"/>
      <text:p text:style-name="P4">Estes elementos son los principales que nos vamos encontrar en un Pc</text:p>
      <text:p text:style-name="P4"><text:soft-page-break/></text:p>
      <text:p text:style-name="P4">Ahora muestro una tabla con todos los supuestos elementos que podemos distinguir haciendo lshw en nuestro pc:</text:p>
      <text:p text:style-name="P4"/>
      <text:p text:style-name="P4"/>
      <text:p text:style-name="P4"/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P18"><text:span text:style-name="Strong_20_Emphasis">Classe</text:span></text:p>
          </table:table-cell>
          <table:table-cell table:style-name="Tabla1.A1" office:value-type="string">
            <text:p text:style-name="P18"><text:span text:style-name="Strong_20_Emphasis">Descripcion</text:span></text:p>
          </table:table-cell>
          <table:table-cell table:style-name="Tabla1.A1" office:value-type="string">
            <text:p text:style-name="P18"><text:span text:style-name="Strong_20_Emphasis">Ejemplos</text:span></text:p>
          </table:table-cell>
        </table:table-row>
        <table:table-row>
          <table:table-cell table:style-name="Tabla1.A1" office:value-type="string">
            <text:p text:style-name="P18"><text:span text:style-name="Teletype"><text:span text:style-name="T10">system</text:span></text:span></text:p>
          </table:table-cell>
          <table:table-cell table:style-name="Tabla1.A1" office:value-type="string">
            <text:p text:style-name="P18">Se refiere a toda la maquina</text:p>
          </table:table-cell>
          <table:table-cell table:style-name="Tabla1.A1" office:value-type="string">
            <text:p text:style-name="P18">laptop, server, desktop computer</text:p>
          </table:table-cell>
        </table:table-row>
        <table:table-row>
          <table:table-cell table:style-name="Tabla1.A1" office:value-type="string">
            <text:p text:style-name="P18"><text:span text:style-name="Teletype"><text:span text:style-name="T10">bridge</text:span></text:span></text:p>
          </table:table-cell>
          <table:table-cell table:style-name="Tabla1.A1" office:value-type="string">
            <text:p text:style-name="P18">convertidor de bus interno</text:p>
          </table:table-cell>
          <table:table-cell table:style-name="Tabla1.A1" office:value-type="string">
            <text:p text:style-name="P18">PCI-to-PCI brige, AGP bridge, PCMCIA controler, host bridge</text:p>
          </table:table-cell>
        </table:table-row>
        <table:table-row>
          <table:table-cell table:style-name="Tabla1.A1" office:value-type="string">
            <text:p text:style-name="P18"><text:span text:style-name="Teletype"><text:span text:style-name="T10">memory</text:span></text:span></text:p>
          </table:table-cell>
          <table:table-cell table:style-name="Tabla1.A1" office:value-type="string">
            <text:p text:style-name="P18">banco de memoria que puede contener info, codigo ejecutable, etc.</text:p>
          </table:table-cell>
          <table:table-cell table:style-name="Tabla1.A1" office:value-type="string">
            <text:p text:style-name="P18">RAM, BIOS, firmware, extension ROM</text:p>
          </table:table-cell>
        </table:table-row>
        <table:table-row>
          <table:table-cell table:style-name="Tabla1.A1" office:value-type="string">
            <text:p text:style-name="P18"><text:span text:style-name="Teletype"><text:span text:style-name="T10">processor</text:span></text:span></text:p>
          </table:table-cell>
          <table:table-cell table:style-name="Tabla1.A1" office:value-type="string">
            <text:p text:style-name="P18">procesador</text:p>
          </table:table-cell>
          <table:table-cell table:style-name="Tabla1.A1" office:value-type="string">
            <text:p text:style-name="P18">CPUs, RAID controller on a SCSI bus</text:p>
          </table:table-cell>
        </table:table-row>
        <table:table-row>
          <table:table-cell table:style-name="Tabla1.A1" office:value-type="string">
            <text:p text:style-name="P18"><text:span text:style-name="Teletype"><text:span text:style-name="T10">address</text:span></text:span></text:p>
          </table:table-cell>
          <table:table-cell table:style-name="Tabla1.A1" office:value-type="string">
            <text:p text:style-name="P18">memory address range</text:p>
          </table:table-cell>
          <table:table-cell table:style-name="Tabla1.A1" office:value-type="string">
            <text:p text:style-name="P18">extension ROM, video memory</text:p>
          </table:table-cell>
        </table:table-row>
        <table:table-row>
          <table:table-cell table:style-name="Tabla1.A1" office:value-type="string">
            <text:p text:style-name="P18"><text:span text:style-name="Teletype"><text:span text:style-name="T10">storage</text:span></text:span></text:p>
          </table:table-cell>
          <table:table-cell table:style-name="Tabla1.A1" office:value-type="string">
            <text:p text:style-name="P18">controlador de almcenamiento</text:p>
          </table:table-cell>
          <table:table-cell table:style-name="Tabla1.A1" office:value-type="string">
            <text:p text:style-name="P18">SCSI controller, IDE controller</text:p>
          </table:table-cell>
        </table:table-row>
        <table:table-row>
          <table:table-cell table:style-name="Tabla1.A1" office:value-type="string">
            <text:p text:style-name="P18"><text:span text:style-name="Teletype"><text:span text:style-name="T10">disk</text:span></text:span></text:p>
          </table:table-cell>
          <table:table-cell table:style-name="Tabla1.A1" office:value-type="string">
            <text:p text:style-name="P18">dispositivo de almacenamiento de acceso remoto</text:p>
          </table:table-cell>
          <table:table-cell table:style-name="Tabla1.A1" office:value-type="string">
            <text:p text:style-name="P18">discs, optical storage (CD-ROM, DVD±RW...)</text:p>
          </table:table-cell>
        </table:table-row>
        <table:table-row>
          <table:table-cell table:style-name="Tabla1.A1" office:value-type="string">
            <text:p text:style-name="P18"><text:span text:style-name="Teletype"><text:span text:style-name="T10">tape</text:span></text:span></text:p>
          </table:table-cell>
          <table:table-cell table:style-name="Tabla1.A1" office:value-type="string">
            <text:p text:style-name="P18">dispositivo de almacenamiento de acceso secuencial</text:p>
          </table:table-cell>
          <table:table-cell table:style-name="Tabla1.A1" office:value-type="string">
            <text:p text:style-name="P18">DAT, DDS</text:p>
          </table:table-cell>
        </table:table-row>
        <table:table-row>
          <table:table-cell table:style-name="Tabla1.A1" office:value-type="string">
            <text:p text:style-name="P18"><text:span text:style-name="Teletype"><text:span text:style-name="T10">bus</text:span></text:span></text:p>
          </table:table-cell>
          <table:table-cell table:style-name="Tabla1.A1" office:value-type="string">
            <text:p text:style-name="P18">device-connecting bus</text:p>
          </table:table-cell>
          <table:table-cell table:style-name="Tabla1.A1" office:value-type="string">
            <text:p text:style-name="P18">USB, SCSI, Firewire</text:p>
          </table:table-cell>
        </table:table-row>
        <table:table-row>
          <table:table-cell table:style-name="Tabla1.A1" office:value-type="string">
            <text:p text:style-name="P18"><text:span text:style-name="Teletype"><text:span text:style-name="T10">network</text:span></text:span></text:p>
          </table:table-cell>
          <table:table-cell table:style-name="Tabla1.A1" office:value-type="string">
            <text:p text:style-name="P18">interfaz de red</text:p>
          </table:table-cell>
          <table:table-cell table:style-name="Tabla1.A1" office:value-type="string">
            <text:p text:style-name="P18">Ethernet, FDDI, WiFi, Bluetooth</text:p>
          </table:table-cell>
        </table:table-row>
        <table:table-row>
          <table:table-cell table:style-name="Tabla1.A1" office:value-type="string">
            <text:p text:style-name="P18"><text:span text:style-name="Teletype"><text:span text:style-name="T10">display</text:span></text:span></text:p>
          </table:table-cell>
          <table:table-cell table:style-name="Tabla1.A1" office:value-type="string">
            <text:p text:style-name="P18">adaptador de display</text:p>
          </table:table-cell>
          <table:table-cell table:style-name="Tabla1.A1" office:value-type="string">
            <text:p text:style-name="P18">EGA/VGA, UGA...</text:p>
          </table:table-cell>
        </table:table-row>
        <table:table-row>
          <table:table-cell table:style-name="Tabla1.A1" office:value-type="string">
            <text:p text:style-name="P18"><text:span text:style-name="Teletype"><text:span text:style-name="T10">input</text:span></text:span></text:p>
          </table:table-cell>
          <table:table-cell table:style-name="Tabla1.A1" office:value-type="string">
            <text:p text:style-name="P18">dispositivo de input de usuari</text:p>
          </table:table-cell>
          <table:table-cell table:style-name="Tabla1.A1" office:value-type="string">
            <text:p text:style-name="Table_20_Contents">keyboards, mice, joysticks..</text:p>
          </table:table-cell>
        </table:table-row>
        <table:table-row>
          <table:table-cell table:style-name="Tabla1.A1" office:value-type="string">
            <text:p text:style-name="P18"><text:span text:style-name="Teletype"><text:span text:style-name="T10">printer</text:span></text:span></text:p>
          </table:table-cell>
          <table:table-cell table:style-name="Tabla1.A1" office:value-type="string">
            <text:p text:style-name="P19">dispositivo de impresion</text:p>
          </table:table-cell>
          <table:table-cell table:style-name="Tabla1.A1" office:value-type="string">
            <text:p text:style-name="Table_20_Contents">printer, all-in-one</text:p>
          </table:table-cell>
        </table:table-row>
        <table:table-row>
          <table:table-cell table:style-name="Tabla1.A1" office:value-type="string">
            <text:p text:style-name="P18"><text:span text:style-name="Teletype"><text:span text:style-name="T10">multimedia</text:span></text:span></text:p>
          </table:table-cell>
          <table:table-cell table:style-name="Tabla1.A1" office:value-type="string">
            <text:p text:style-name="P19">dispositivo de audio/video</text:p>
          </table:table-cell>
          <table:table-cell table:style-name="Tabla1.A1" office:value-type="string">
            <text:p text:style-name="P18">sound card, TV-output card, video acquisition card</text:p>
          </table:table-cell>
        </table:table-row>
        <table:table-row>
          <table:table-cell table:style-name="Tabla1.A1" office:value-type="string">
            <text:p text:style-name="P18"><text:span text:style-name="Teletype"><text:span text:style-name="T10">communication</text:span></text:span></text:p>
          </table:table-cell>
          <table:table-cell table:style-name="Tabla1.A1" office:value-type="string">
            <text:p text:style-name="P19">dispositivo de comunicacion de linea</text:p>
          </table:table-cell>
          <table:table-cell table:style-name="Tabla1.A1" office:value-type="string">
            <text:p text:style-name="P19">serial ports, modem</text:p>
          </table:table-cell>
        </table:table-row>
        <table:table-row>
          <table:table-cell table:style-name="Tabla1.A1" office:value-type="string">
            <text:p text:style-name="P18"><text:span text:style-name="Teletype"><text:span text:style-name="T10">power</text:span></text:span></text:p>
          </table:table-cell>
          <table:table-cell table:style-name="Tabla1.A1" office:value-type="string">
            <text:p text:style-name="P18">fuente de energia</text:p>
          </table:table-cell>
          <table:table-cell table:style-name="Tabla1.A1" office:value-type="string">
            <text:p text:style-name="P18">power supply, internal battery</text:p>
          </table:table-cell>
        </table:table-row>
        <table:table-row>
          <table:table-cell table:style-name="Tabla1.A1" office:value-type="string">
            <text:p text:style-name="P18"><text:span text:style-name="Teletype"><text:span text:style-name="T10">volume</text:span></text:span></text:p>
          </table:table-cell>
          <table:table-cell table:style-name="Tabla1.A1" office:value-type="string">
            <text:p text:style-name="P18">volumen de disco</text:p>
          </table:table-cell>
          <table:table-cell table:style-name="Tabla1.A1" office:value-type="string">
            <text:p text:style-name="P18">filesystem, swap, etc.</text:p>
          </table:table-cell>
        </table:table-row>
        <table:table-row>
          <table:table-cell table:style-name="Tabla1.A1" office:value-type="string">
            <text:p text:style-name="P18"><text:span text:style-name="Teletype"><text:span text:style-name="T10">generic</text:span></text:span></text:p>
          </table:table-cell>
          <table:table-cell table:style-name="Tabla1.A1" office:value-type="string">
            <text:p text:style-name="P18">dispositivo generico (se usa cuando no hay una clase predefinida)</text:p>
          </table:table-cell>
          <table:table-cell table:style-name="Tabla1.C19" office:value-type="string">
            <text:p text:style-name="P17"/>
          </table:table-cell>
        </table:table-row>
      </table:table>
      <text:p text:style-name="P4"/>
      <text:p text:style-name="P4"/>
      <text:p text:style-name="P4"/>
      <text:p text:style-name="Nivel1"><text:bookmark-start text:name="__RefHeading__2019_827901932"/>Características que usaremos nosotros<text:bookmark-end text:name="__RefHeading__2019_827901932"/></text:p>
      <text:p text:style-name="Standard"><text:soft-page-break/></text:p>
      <text:p text:style-name="Standard"/>
      <text:p text:style-name="Standard"/>
      <text:p text:style-name="Standard"/>
      <text:p text:style-name="Standard">Estos son las características de elementos básicos que vamos coger del LSHW <text:s/>para la puesta clasificación y almacenaje en la base de datos de Getracer:</text:p>
      <text:p text:style-name="Standard"/>
      <text:p text:style-name="Standard"/>
      <text:p text:style-name="Standard">-Pc</text:p>
      <text:p text:style-name="Standard"><text:tab/>Características:</text:p>
      <text:p text:style-name="Standard"><text:tab/><text:tab/><text:tab/>-Descripción</text:p>
      <text:p text:style-name="Standard"><text:tab/><text:tab/><text:tab/>-Vendedor</text:p>
      <text:p text:style-name="Standard"><text:tab/><text:tab/><text:tab/>-Nº bits <text:s text:c="3"/>(Puede ser en bits o bytes)</text:p>
      <text:p text:style-name="Standard">-Placa Base</text:p>
      <text:p text:style-name="Standard"/>
      <text:p text:style-name="Standard"><text:tab/>Características:</text:p>
      <text:p text:style-name="Standard"><text:tab/><text:tab/><text:tab/>-Descripción</text:p>
      <text:p text:style-name="Standard"><text:tab/><text:tab/><text:tab/>-Vendedor</text:p>
      <text:p text:style-name="Standard"><text:tab/><text:tab/><text:tab/></text:p>
      <text:p text:style-name="Standard">-Procesador</text:p>
      <text:p text:style-name="Standard"><text:tab/>Características:</text:p>
      <text:p text:style-name="Standard"><text:tab/><text:tab/><text:tab/>-Producto</text:p>
      <text:p text:style-name="Standard"><text:tab/><text:tab/><text:tab/>-Vendedor</text:p>
      <text:p text:style-name="Standard"><text:tab/><text:tab/><text:tab/>-Número Cores (Puede que tenga un solo core)</text:p>
      <text:p text:style-name="Standard"><text:tab/><text:tab/><text:tab/>-Nº bits </text:p>
      <text:p text:style-name="Standard"/>
      <text:p text:style-name="Standard">-Memoria RAM</text:p>
      <text:p text:style-name="Standard"/>
      <text:p text:style-name="Standard"><text:tab/>Características:</text:p>
      <text:p text:style-name="Standard"><text:tab/><text:tab/><text:tab/>-Descripción</text:p>
      <text:p text:style-name="Standard"><text:tab/><text:tab/><text:tab/>-Vendedor (En ordenadores viejos puede que no aparezca)</text:p>
      <text:p text:style-name="Standard"><text:tab/><text:tab/><text:tab/>-Tamaño</text:p>
      <text:p text:style-name="Standard"><text:tab/><text:tab/><text:tab/>-Nº Bits</text:p>
      <text:p text:style-name="Standard"><text:tab/><text:tab/><text:tab/>-Frecuencia</text:p>
      <text:p text:style-name="Standard"/>
      <text:p text:style-name="Standard">-Pci</text:p>
      <text:p text:style-name="Standard"><text:tab/>Características:</text:p>
      <text:p text:style-name="Standard"><text:tab/><text:tab/><text:tab/></text:p>
      <text:p text:style-name="Standard"><text:tab/><text:tab/><text:tab/>-Descripción</text:p>
      <text:p text:style-name="Standard"><text:tab/><text:tab/><text:tab/>-Producto</text:p>
      <text:p text:style-name="Standard"><text:tab/><text:tab/><text:tab/>-Vendedor</text:p>
      <text:p text:style-name="Standard"><text:tab/><text:tab/><text:tab/>-Nº Bits</text:p>
      <text:p text:style-name="Standard"/>
      <text:p text:style-name="Standard">-Targeta Gráfica</text:p>
      <text:p text:style-name="Standard"><text:soft-page-break/></text:p>
      <text:p text:style-name="Standard"><text:tab/>Características:</text:p>
      <text:p text:style-name="Standard"/>
      <text:p text:style-name="Standard"><text:tab/><text:tab/><text:tab/>-Producto</text:p>
      <text:p text:style-name="Standard"><text:tab/><text:tab/><text:tab/>-Vendedor</text:p>
      <text:p text:style-name="Standard"><text:tab/><text:tab/><text:tab/>-Nº Bits</text:p>
      <text:p text:style-name="Standard"><text:tab/><text:tab/><text:tab/></text:p>
      <text:p text:style-name="Standard">-Targeta de Red</text:p>
      <text:p text:style-name="Standard"><text:tab/></text:p>
      <text:p text:style-name="Standard"><text:tab/>Características:</text:p>
      <text:p text:style-name="Standard"><text:tab/><text:tab/></text:p>
      <text:p text:style-name="Standard"><text:tab/><text:tab/><text:tab/>-Descripción</text:p>
      <text:p text:style-name="Standard"><text:tab/><text:tab/><text:tab/>-Producto</text:p>
      <text:p text:style-name="Standard"><text:tab/><text:tab/><text:tab/>-Vendedor</text:p>
      <text:p text:style-name="Standard"><text:tab/><text:tab/><text:tab/>-Nº Bits</text:p>
      <text:p text:style-name="Standard">-Usb</text:p>
      <text:p text:style-name="Standard"><text:tab/>Características:</text:p>
      <text:p text:style-name="Standard"><text:tab/><text:tab/><text:tab/></text:p>
      <text:p text:style-name="Standard"><text:tab/><text:tab/><text:tab/>-Descripción</text:p>
      <text:p text:style-name="Standard"><text:tab/><text:tab/><text:tab/>-Producto</text:p>
      <text:p text:style-name="Standard"><text:tab/><text:tab/><text:tab/>-Vendedor</text:p>
      <text:p text:style-name="Standard"><text:tab/><text:tab/><text:tab/>-Versión</text:p>
      <text:p text:style-name="Standard"/>
      <text:p text:style-name="Standard">-Disco Duro</text:p>
      <text:p text:style-name="Standard"/>
      <text:p text:style-name="Standard"><text:tab/>Características:</text:p>
      <text:p text:style-name="Standard"><text:tab/><text:tab/><text:tab/>-Descripción</text:p>
      <text:p text:style-name="Standard"><text:tab/><text:tab/><text:tab/>-Producto</text:p>
      <text:p text:style-name="Standard"><text:tab/><text:tab/><text:tab/>-Vendedor</text:p>
      <text:p text:style-name="Standard"><text:tab/><text:tab/><text:tab/>-Tamaño</text:p>
      <text:p text:style-name="Standard"><text:tab/><text:tab/><text:tab/>-Nº Bits</text:p>
      <text:p text:style-name="Standard">-Cd Rom</text:p>
      <text:p text:style-name="Standard"/>
      <text:p text:style-name="Standard"><text:tab/>Características:</text:p>
      <text:p text:style-name="Standard"><text:tab/><text:tab/><text:tab/>-Descripción</text:p>
      <text:p text:style-name="Standard"><text:tab/><text:tab/><text:tab/>-Producto</text:p>
      <text:p text:style-name="Standard"><text:tab/><text:tab/><text:tab/>-Vendedor</text:p>
      <text:p text:style-name="Standard"/>
      <text:p text:style-name="Standard"/>
      <text:p text:style-name="P8"/>
      <text:p text:style-name="P4"/>
      <text:p text:style-name="Nivel1"><text:bookmark-start text:name="__RefHeading__2021_827901932"/>Ejemplo lshw completo.<text:bookmark-end text:name="__RefHeading__2021_827901932"/></text:p>
      <text:p text:style-name="P4"/>
      <text:p text:style-name="P4">A continuación un ejemplo real. </text:p>
      <text:p text:style-name="P4"/>
      <text:p text:style-name="P4"/>
      <text:p text:style-name="P2"><text:span text:style-name="T1">&lt;?xml version="1.0" standalone="yes" ?&gt;<text:line-break/>&lt;!-- generated by lshw-B.02.15 --&gt;<text:line-break/>&lt;!-- GCC 4.5.2 --&gt;<text:line-break/>&lt;!-- Linux 3.0.0-12-generic #20-Ubuntu SMP Fri Oct 7 14:56:25 UTC 2011 x86_64 --&gt;<text:line-break/>&lt;!-- GNU libc 2 (glibc 2.13) --&gt;<text:line-break/>&lt;node id="jrodeiro-optiplex-760" claimed="true" class="system" handle="DMI:0100"&gt;<text:line-break/> &lt;description&gt;Desktop Computer&lt;/description&gt;<text:line-break/> &lt;product&gt;OptiPlex 760 ()&lt;/product&gt;<text:line-break/> &lt;vendor&gt;Winbond Electronics&lt;/vendor&gt;<text:line-break/> &lt;serial&gt;GB9K44J&lt;/serial&gt;<text:line-break/> &lt;width units="bits"&gt;64&lt;/width&gt;<text:line-break/> &lt;configuration&gt;<text:line-break/> <text:s/>&lt;setting id="administrator_password" value="enabled" /&gt;<text:line-break/> <text:s/>&lt;setting id="boot" value="normal" /&gt;<text:line-break/> <text:s/>&lt;setting id="chassis" value="desktop" /&gt;<text:line-break/> <text:s/>&lt;setting id="power-on_password" value="enabled" /&gt;<text:line-break/> <text:s/>&lt;setting id="uuid" value="44454C4C-4200-1039-804B-C7C04F34344A" /&gt;<text:line-break/> &lt;/configuration&gt;<text:line-break/> &lt;capabilities&gt;<text:line-break/> <text:s/>&lt;capability id="smbios-2.5" &gt;SMBIOS version 2.5&lt;/capability&gt;<text:line-break/> <text:s/>&lt;capability id="dmi-2.5" &gt;DMI version 2.5&lt;/capability&gt;<text:line-break/> <text:s/>&lt;capability id="vsyscall64" &gt;64-bit processes&lt;/capability&gt;<text:line-break/> <text:s/>&lt;capability id="vsyscall32" &gt;32-bit processes&lt;/capability&gt;<text:line-break/> &lt;/capabilities&gt;<text:line-break/> <text:s/>&lt;node id="core" claimed="true" class="bus" handle="DMI:0200"&gt;<text:line-break/> <text:s text:c="2"/>&lt;description&gt;Motherboard&lt;/description&gt;<text:line-break/> <text:s text:c="2"/>&lt;product&gt;0D517D&lt;/product&gt;<text:line-break/> <text:s text:c="2"/>&lt;vendor&gt;Winbond Electronics&lt;/vendor&gt;<text:line-break/> <text:s text:c="2"/>&lt;physid&gt;0&lt;/physid&gt;<text:line-break/> <text:s text:c="2"/>&lt;version&gt;A00&lt;/version&gt;<text:line-break/> <text:s text:c="2"/>&lt;serial&gt;..CN137408AO01EG.&lt;/serial&gt;<text:line-break/> <text:s text:c="3"/>&lt;node id="firmware" claimed="true" class="memory" handle=""&gt;<text:line-break/> <text:s text:c="4"/>&lt;description&gt;BIOS&lt;/description&gt;<text:line-break/> <text:s text:c="4"/>&lt;vendor&gt;Winbond Electronics&lt;/vendor&gt;<text:line-break/> <text:s text:c="4"/>&lt;physid&gt;0&lt;/physid&gt;<text:line-break/> <text:s text:c="4"/>&lt;version&gt;A00&lt;/version&gt;<text:line-break/></text:span><text:soft-page-break/><text:span text:style-name="T1"> <text:s text:c="4"/>&lt;date&gt;09/26/2008&lt;/date&gt;<text:line-break/> <text:s text:c="4"/>&lt;size units="bytes"&gt;65536&lt;/size&gt;<text:line-break/> <text:s text:c="4"/>&lt;capacity units="bytes"&gt;4128768&lt;/capacity&gt;<text:line-break/> <text:s text:c="4"/>&lt;capabilities&gt;<text:line-break/> <text:s text:c="5"/>&lt;capability id="pci" &gt;PCI bus&lt;/capability&gt;<text:line-break/> <text:s text:c="5"/>&lt;capability id="pnp" &gt;Plug-and-Play&lt;/capability&gt;<text:line-break/> <text:s text:c="5"/>&lt;capability id="apm" &gt;Advanced Power Management&lt;/capability&gt;<text:line-break/> <text:s text:c="5"/>&lt;capability id="upgrade" &gt;BIOS EEPROM can be upgraded&lt;/capability&gt;<text:line-break/> <text:s text:c="5"/>&lt;capability id="shadowing" &gt;BIOS shadowing&lt;/capability&gt;<text:line-break/> <text:s text:c="5"/>&lt;capability id="escd" &gt;ESCD&lt;/capability&gt;<text:line-break/> <text:s text:c="5"/>&lt;capability id="cdboot" &gt;Booting from CD-ROM/DVD&lt;/capability&gt;<text:line-break/> <text:s text:c="5"/>&lt;capability id="bootselect" &gt;Selectable boot path&lt;/capability&gt;<text:line-break/> <text:s text:c="5"/>&lt;capability id="edd" &gt;Enhanced Disk Drive extensions&lt;/capability&gt;<text:line-break/> <text:s text:c="5"/>&lt;capability id="int13floppytoshiba" &gt;Toshiba floppy&lt;/capability&gt;<text:line-break/> <text:s text:c="5"/>&lt;capability id="int13floppy720" &gt;3.5&amp;quot; 720KB floppy&lt;/capability&gt;<text:line-break/> <text:s text:c="5"/>&lt;capability id="int5printscreen" &gt;Print Screen key&lt;/capability&gt;<text:line-break/> <text:s text:c="5"/>&lt;capability id="int9keyboard" &gt;i8042 keyboard controller&lt;/capability&gt;<text:line-break/> <text:s text:c="5"/>&lt;capability id="int14serial" &gt;INT14 serial line control&lt;/capability&gt;<text:line-break/> <text:s text:c="5"/>&lt;capability id="int17printer" &gt;INT17 printer control&lt;/capability&gt;<text:line-break/> <text:s text:c="5"/>&lt;capability id="acpi" &gt;ACPI&lt;/capability&gt;<text:line-break/> <text:s text:c="5"/>&lt;capability id="usb" &gt;USB legacy emulation&lt;/capability&gt;<text:line-break/> <text:s text:c="5"/>&lt;capability id="biosbootspecification" &gt;BIOS boot specification&lt;/capability&gt;<text:line-break/> <text:s text:c="5"/>&lt;capability id="netboot" &gt;Function-key initiated network service boot&lt;/capability&gt;<text:line-break/> <text:s text:c="4"/>&lt;/capabilities&gt;<text:line-break/> <text:s text:c="3"/>&lt;/node&gt;<text:line-break/> <text:s text:c="3"/>&lt;node id="cpu" claimed="true" class="processor" handle="DMI:0400"&gt;<text:line-break/> <text:s text:c="4"/>&lt;description&gt;CPU&lt;/description&gt;<text:line-break/> <text:s text:c="4"/>&lt;product&gt;Intel(R) Core(TM)2 Quad CPU <text:s text:c="3"/>Q9550 <text:s/>@ 2.83GHz&lt;/product&gt;<text:line-break/> <text:s text:c="4"/>&lt;vendor&gt;Intel Corp.&lt;/vendor&gt;<text:line-break/> <text:s text:c="4"/>&lt;physid&gt;400&lt;/physid&gt;<text:line-break/> <text:s text:c="4"/>&lt;businfo&gt;cpu@0&lt;/businfo&gt;<text:line-break/> <text:s text:c="4"/>&lt;slot&gt;CPU&lt;/slot&gt;<text:line-break/> <text:s text:c="4"/>&lt;size units="Hz"&gt;2000000000&lt;/size&gt;<text:line-break/> <text:s text:c="4"/>&lt;capacity units="Hz"&gt;2000000000&lt;/capacity&gt;<text:line-break/> <text:s text:c="4"/>&lt;width units="bits"&gt;64&lt;/width&gt;<text:line-break/> <text:s text:c="4"/>&lt;clock units="Hz"&gt;1333000000&lt;/clock&gt;<text:line-break/> <text:s text:c="4"/>&lt;configuration&gt;<text:line-break/> <text:s text:c="5"/>&lt;setting id="cores" value="4" /&gt;<text:line-break/> <text:s text:c="5"/>&lt;setting id="enabledcores" value="4" /&gt;<text:line-break/> <text:s text:c="5"/>&lt;setting id="threads" value="4" /&gt;<text:line-break/> <text:s text:c="4"/>&lt;/configuration&gt;<text:line-break/> <text:s text:c="4"/>&lt;capabilities&gt;<text:line-break/> <text:s text:c="5"/>&lt;capability id="x86-64" &gt;64bits extensions (x86-64)&lt;/capability&gt;<text:line-break/> <text:s text:c="5"/>&lt;capability id="fpu" &gt;mathematical co-processor&lt;/capability&gt;<text:line-break/></text:span><text:soft-page-break/><text:span text:style-name="T1"> <text:s text:c="5"/>&lt;capability id="fpu_exception" &gt;FPU exceptions reporting&lt;/capability&gt;<text:line-break/> <text:s text:c="5"/>&lt;capability id="wp" /&gt;<text:line-break/> <text:s text:c="5"/>&lt;capability id="vme" &gt;virtual mode extensions&lt;/capability&gt;<text:line-break/> <text:s text:c="5"/>&lt;capability id="de" &gt;debugging extensions&lt;/capability&gt;<text:line-break/> <text:s text:c="5"/>&lt;capability id="pse" &gt;page size extensions&lt;/capability&gt;<text:line-break/> <text:s text:c="5"/>&lt;capability id="tsc" &gt;time stamp counter&lt;/capability&gt;<text:line-break/> <text:s text:c="5"/>&lt;capability id="msr" &gt;model-specific registers&lt;/capability&gt;<text:line-break/> <text:s text:c="5"/>&lt;capability id="pae" &gt;4GB+ memory addressing (Physical Address Extension)&lt;/capability&gt;<text:line-break/> <text:s text:c="5"/>&lt;capability id="mce" &gt;machine check exceptions&lt;/capability&gt;<text:line-break/> <text:s text:c="5"/>&lt;capability id="cx8" &gt;compare and exchange 8-byte&lt;/capability&gt;<text:line-break/> <text:s text:c="5"/>&lt;capability id="apic" &gt;on-chip advanced programmable interrupt controller (APIC)&lt;/capability&gt;<text:line-break/> <text:s text:c="5"/>&lt;capability id="sep" &gt;fast system calls&lt;/capability&gt;<text:line-break/> <text:s text:c="5"/>&lt;capability id="mtrr" &gt;memory type range registers&lt;/capability&gt;<text:line-break/> <text:s text:c="5"/>&lt;capability id="pge" &gt;page global enable&lt;/capability&gt;<text:line-break/> <text:s text:c="5"/>&lt;capability id="mca" &gt;machine check architecture&lt;/capability&gt;<text:line-break/> <text:s text:c="5"/>&lt;capability id="cmov" &gt;conditional move instruction&lt;/capability&gt;<text:line-break/> <text:s text:c="5"/>&lt;capability id="pat" &gt;page attribute table&lt;/capability&gt;<text:line-break/> <text:s text:c="5"/>&lt;capability id="pse36" &gt;36-bit page size extensions&lt;/capability&gt;<text:line-break/> <text:s text:c="5"/>&lt;capability id="clflush" /&gt;<text:line-break/> <text:s text:c="5"/>&lt;capability id="dts" &gt;debug trace and EMON store MSRs&lt;/capability&gt;<text:line-break/> <text:s text:c="5"/>&lt;capability id="acpi" &gt;thermal control (ACPI)&lt;/capability&gt;<text:line-break/> <text:s text:c="5"/>&lt;capability id="mmx" &gt;multimedia extensions (MMX)&lt;/capability&gt;<text:line-break/> <text:s text:c="5"/>&lt;capability id="fxsr" &gt;fast floating point save/restore&lt;/capability&gt;<text:line-break/> <text:s text:c="5"/>&lt;capability id="sse" &gt;streaming SIMD extensions (SSE)&lt;/capability&gt;<text:line-break/> <text:s text:c="5"/>&lt;capability id="sse2" &gt;streaming SIMD extensions (SSE2)&lt;/capability&gt;<text:line-break/> <text:s text:c="5"/>&lt;capability id="ss" &gt;self-snoop&lt;/capability&gt;<text:line-break/> <text:s text:c="5"/>&lt;capability id="ht" &gt;HyperThreading&lt;/capability&gt;<text:line-break/> <text:s text:c="5"/>&lt;capability id="tm" &gt;thermal interrupt and status&lt;/capability&gt;<text:line-break/> <text:s text:c="5"/>&lt;capability id="pbe" &gt;pending break event&lt;/capability&gt;<text:line-break/> <text:s text:c="5"/>&lt;capability id="syscall" &gt;fast system calls&lt;/capability&gt;<text:line-break/> <text:s text:c="5"/>&lt;capability id="nx" &gt;no-execute bit (NX)&lt;/capability&gt;<text:line-break/> <text:s text:c="5"/>&lt;capability id="constant_tsc" /&gt;<text:line-break/> <text:s text:c="5"/>&lt;capability id="arch_perfmon" /&gt;<text:line-break/> <text:s text:c="5"/>&lt;capability id="pebs" /&gt;<text:line-break/> <text:s text:c="5"/>&lt;capability id="bts" /&gt;<text:line-break/> <text:s text:c="5"/>&lt;capability id="rep_good" /&gt;<text:line-break/> <text:s text:c="5"/>&lt;capability id="nopl" /&gt;<text:line-break/> <text:s text:c="5"/>&lt;capability id="aperfmperf" /&gt;<text:line-break/> <text:s text:c="5"/>&lt;capability id="pni" /&gt;<text:line-break/> <text:s text:c="5"/>&lt;capability id="dtes64" /&gt;<text:line-break/> <text:s text:c="5"/>&lt;capability id="monitor" /&gt;<text:line-break/> <text:s text:c="5"/>&lt;capability id="ds_cpl" /&gt;<text:line-break/></text:span><text:soft-page-break/><text:span text:style-name="T1"> <text:s text:c="5"/>&lt;capability id="vmx" /&gt;<text:line-break/> <text:s text:c="5"/>&lt;capability id="smx" /&gt;<text:line-break/> <text:s text:c="5"/>&lt;capability id="est" /&gt;<text:line-break/> <text:s text:c="5"/>&lt;capability id="tm2" /&gt;<text:line-break/> <text:s text:c="5"/>&lt;capability id="ssse3" /&gt;<text:line-break/> <text:s text:c="5"/>&lt;capability id="cx16" /&gt;<text:line-break/> <text:s text:c="5"/>&lt;capability id="xtpr" /&gt;<text:line-break/> <text:s text:c="5"/>&lt;capability id="pdcm" /&gt;<text:line-break/> <text:s text:c="5"/>&lt;capability id="sse4_1" /&gt;<text:line-break/> <text:s text:c="5"/>&lt;capability id="xsave" /&gt;<text:line-break/> <text:s text:c="5"/>&lt;capability id="lahf_lm" /&gt;<text:line-break/> <text:s text:c="5"/>&lt;capability id="tpr_shadow" /&gt;<text:line-break/> <text:s text:c="5"/>&lt;capability id="vnmi" /&gt;<text:line-break/> <text:s text:c="5"/>&lt;capability id="flexpriority" /&gt;<text:line-break/> <text:s text:c="5"/>&lt;capability id="cpufreq" &gt;CPU Frequency scaling&lt;/capability&gt;<text:line-break/> <text:s text:c="4"/>&lt;/capabilities&gt;<text:line-break/> <text:s text:c="5"/>&lt;node id="cache:0" claimed="true" class="memory" handle="DMI:0700"&gt;<text:line-break/> <text:s text:c="6"/>&lt;description&gt;L1 cache&lt;/description&gt;<text:line-break/> <text:s text:c="6"/>&lt;physid&gt;700&lt;/physid&gt;<text:line-break/> <text:s text:c="6"/>&lt;size units="bytes"&gt;262144&lt;/size&gt;<text:line-break/> <text:s text:c="6"/>&lt;capacity units="bytes"&gt;262144&lt;/capacity&gt;<text:line-break/> <text:s text:c="6"/>&lt;capabilities&gt;<text:line-break/> <text:s text:c="7"/>&lt;capability id="internal" &gt;Internal&lt;/capability&gt;<text:line-break/> <text:s text:c="7"/>&lt;capability id="write-back" &gt;Write-back&lt;/capability&gt;<text:line-break/> <text:s text:c="7"/>&lt;capability id="unified" &gt;Unified cache&lt;/capability&gt;<text:line-break/> <text:s text:c="6"/>&lt;/capabilities&gt;<text:line-break/> <text:s text:c="5"/>&lt;/node&gt;<text:line-break/> <text:s text:c="5"/>&lt;node id="cache:1" claimed="true" class="memory" handle="DMI:0701"&gt;<text:line-break/> <text:s text:c="6"/>&lt;description&gt;L2 cache&lt;/description&gt;<text:line-break/> <text:s text:c="6"/>&lt;physid&gt;701&lt;/physid&gt;<text:line-break/> <text:s text:c="6"/>&lt;size units="bytes"&gt;12582912&lt;/size&gt;<text:line-break/> <text:s text:c="6"/>&lt;capacity units="bytes"&gt;12582912&lt;/capacity&gt;<text:line-break/> <text:s text:c="6"/>&lt;capabilities&gt;<text:line-break/> <text:s text:c="7"/>&lt;capability id="internal" &gt;Internal&lt;/capability&gt;<text:line-break/> <text:s text:c="7"/>&lt;capability id="varies" &gt;Varies With Memory Address&lt;/capability&gt;<text:line-break/> <text:s text:c="7"/>&lt;capability id="unified" &gt;Unified cache&lt;/capability&gt;<text:line-break/> <text:s text:c="6"/>&lt;/capabilities&gt;<text:line-break/> <text:s text:c="5"/>&lt;/node&gt;<text:line-break/> <text:s text:c="3"/>&lt;/node&gt;<text:line-break/> <text:s text:c="3"/>&lt;node id="memory" claimed="true" class="memory" handle="DMI:1000"&gt;<text:line-break/> <text:s text:c="4"/>&lt;description&gt;System Memory&lt;/description&gt;<text:line-break/> <text:s text:c="4"/>&lt;physid&gt;1000&lt;/physid&gt;<text:line-break/> <text:s text:c="4"/>&lt;slot&gt;System board or motherboard&lt;/slot&gt;<text:line-break/> <text:s text:c="4"/>&lt;size units="bytes"&gt;8589934592&lt;/size&gt;<text:line-break/></text:span><text:soft-page-break/><text:span text:style-name="T1"> <text:s text:c="5"/>&lt;node id="bank:0" claimed="true" class="memory" handle="DMI:1100"&gt;<text:line-break/> <text:s text:c="6"/>&lt;description&gt;DIMM DDR2 Synchronous 800 MHz (1,2 ns)&lt;/description&gt;<text:line-break/> <text:s text:c="6"/>&lt;vendor&gt;Kingston&lt;/vendor&gt;<text:line-break/> <text:s text:c="6"/>&lt;physid&gt;0&lt;/physid&gt;<text:line-break/> <text:s text:c="6"/>&lt;serial&gt;FB1CEF3A&lt;/serial&gt;<text:line-break/> <text:s text:c="6"/>&lt;slot&gt;DIMM_1&lt;/slot&gt;<text:line-break/> <text:s text:c="6"/>&lt;size units="bytes"&gt;2147483648&lt;/size&gt;<text:line-break/> <text:s text:c="6"/>&lt;width units="bits"&gt;64&lt;/width&gt;<text:line-break/> <text:s text:c="6"/>&lt;clock units="Hz"&gt;800000000&lt;/clock&gt;<text:line-break/> <text:s text:c="5"/>&lt;/node&gt;<text:line-break/> <text:s text:c="5"/>&lt;node id="bank:1" claimed="true" class="memory" handle="DMI:1101"&gt;<text:line-break/> <text:s text:c="6"/>&lt;description&gt;DIMM DDR2 Synchronous 800 MHz (1,2 ns)&lt;/description&gt;<text:line-break/> <text:s text:c="6"/>&lt;vendor&gt;Kingston&lt;/vendor&gt;<text:line-break/> <text:s text:c="6"/>&lt;physid&gt;1&lt;/physid&gt;<text:line-break/> <text:s text:c="6"/>&lt;serial&gt;4B10349D&lt;/serial&gt;<text:line-break/> <text:s text:c="6"/>&lt;slot&gt;DIMM_3&lt;/slot&gt;<text:line-break/> <text:s text:c="6"/>&lt;size units="bytes"&gt;2147483648&lt;/size&gt;<text:line-break/> <text:s text:c="6"/>&lt;width units="bits"&gt;64&lt;/width&gt;<text:line-break/> <text:s text:c="6"/>&lt;clock units="Hz"&gt;800000000&lt;/clock&gt;<text:line-break/> <text:s text:c="5"/>&lt;/node&gt;<text:line-break/> <text:s text:c="5"/>&lt;node id="bank:2" claimed="true" class="memory" handle="DMI:1102"&gt;<text:line-break/> <text:s text:c="6"/>&lt;description&gt;DIMM DDR2 Synchronous 800 MHz (1,2 ns)&lt;/description&gt;<text:line-break/> <text:s text:c="6"/>&lt;vendor&gt;Kingston&lt;/vendor&gt;<text:line-break/> <text:s text:c="6"/>&lt;physid&gt;2&lt;/physid&gt;<text:line-break/> <text:s text:c="6"/>&lt;serial&gt;4910369D&lt;/serial&gt;<text:line-break/> <text:s text:c="6"/>&lt;slot&gt;DIMM_2&lt;/slot&gt;<text:line-break/> <text:s text:c="6"/>&lt;size units="bytes"&gt;2147483648&lt;/size&gt;<text:line-break/> <text:s text:c="6"/>&lt;width units="bits"&gt;64&lt;/width&gt;<text:line-break/> <text:s text:c="6"/>&lt;clock units="Hz"&gt;800000000&lt;/clock&gt;<text:line-break/> <text:s text:c="5"/>&lt;/node&gt;<text:line-break/> <text:s text:c="5"/>&lt;node id="bank:3" claimed="true" class="memory" handle="DMI:1103"&gt;<text:line-break/> <text:s text:c="6"/>&lt;description&gt;DIMM DDR2 Synchronous 800 MHz (1,2 ns)&lt;/description&gt;<text:line-break/> <text:s text:c="6"/>&lt;vendor&gt;Kingston&lt;/vendor&gt;<text:line-break/> <text:s text:c="6"/>&lt;physid&gt;3&lt;/physid&gt;<text:line-break/> <text:s text:c="6"/>&lt;serial&gt;FE1CEE3A&lt;/serial&gt;<text:line-break/> <text:s text:c="6"/>&lt;slot&gt;DIMM_4&lt;/slot&gt;<text:line-break/> <text:s text:c="6"/>&lt;size units="bytes"&gt;2147483648&lt;/size&gt;<text:line-break/> <text:s text:c="6"/>&lt;width units="bits"&gt;64&lt;/width&gt;<text:line-break/> <text:s text:c="6"/>&lt;clock units="Hz"&gt;800000000&lt;/clock&gt;<text:line-break/> <text:s text:c="5"/>&lt;/node&gt;<text:line-break/> <text:s text:c="3"/>&lt;/node&gt;<text:line-break/> <text:s text:c="3"/>&lt;node id="pci" claimed="true" class="bridge" handle="PCIBUS:0000:00"&gt;<text:line-break/> <text:s text:c="4"/>&lt;description&gt;Host bridge&lt;/description&gt;<text:line-break/> <text:s text:c="4"/>&lt;product&gt;4 Series Chipset DRAM Controller&lt;/product&gt;<text:line-break/></text:span><text:soft-page-break/><text:span text:style-name="T1"> <text:s text:c="4"/>&lt;vendor&gt;Intel Corporation&lt;/vendor&gt;<text:line-break/> <text:s text:c="4"/>&lt;physid&gt;100&lt;/physid&gt;<text:line-break/> <text:s text:c="4"/>&lt;businfo&gt;pci@0000:00:00.0&lt;/businfo&gt;<text:line-break/> <text:s text:c="4"/>&lt;version&gt;03&lt;/version&gt;<text:line-break/> <text:s text:c="4"/>&lt;width units="bits"&gt;32&lt;/width&gt;<text:line-break/> <text:s text:c="4"/>&lt;clock units="Hz"&gt;33000000&lt;/clock&gt;<text:line-break/> <text:s text:c="2"/></text:span></text:p>
      <text:p text:style-name="P2"><text:span text:style-name="T1"><text:s text:c="2"/>&lt;configuration&gt;<text:line-break/> <text:s text:c="5"/>&lt;setting id="driver" value="agpgart-intel" /&gt;<text:line-break/> <text:s text:c="4"/>&lt;/configuration&gt;<text:line-break/> <text:s text:c="4"/>&lt;resources&gt;<text:line-break/> <text:s text:c="5"/>&lt;resource type="irq" value="0" /&gt;<text:line-break/> <text:s text:c="4"/>&lt;/resources&gt;<text:line-break/> <text:s text:c="5"/>&lt;node id="pci:0" claimed="true" class="bridge" handle="PCIBUS:0000:01"&gt;<text:line-break/> <text:s text:c="6"/>&lt;description&gt;PCI bridge&lt;/description&gt;<text:line-break/> <text:s text:c="6"/>&lt;product&gt;4 Series Chipset PCI Express Root Port&lt;/product&gt;<text:line-break/> <text:s text:c="6"/>&lt;vendor&gt;Intel Corporation&lt;/vendor&gt;<text:line-break/> <text:s text:c="6"/>&lt;physid&gt;1&lt;/physid&gt;<text:line-break/> <text:s text:c="6"/>&lt;businfo&gt;pci@0000:00:01.0&lt;/businfo&gt;<text:line-break/> <text:s text:c="6"/>&lt;version&gt;03&lt;/version&gt;<text:line-break/> <text:s text:c="6"/>&lt;width units="bits"&gt;32&lt;/width&gt;<text:line-break/> <text:s text:c="6"/>&lt;clock units="Hz"&gt;33000000&lt;/clock&gt;<text:line-break/> <text:s text:c="6"/>&lt;configuration&gt;<text:line-break/> <text:s text:c="7"/>&lt;setting id="driver" value="pcieport" /&gt;<text:line-break/> <text:s text:c="6"/>&lt;/configuration&gt;<text:line-break/> <text:s text:c="6"/>&lt;capabilities&gt;<text:line-break/> <text:s text:c="7"/>&lt;capability id="pci" /&gt;<text:line-break/> <text:s text:c="7"/>&lt;capability id="pm" &gt;Power Management&lt;/capability&gt;<text:line-break/> <text:s text:c="7"/>&lt;capability id="msi" &gt;Message Signalled Interrupts&lt;/capability&gt;<text:line-break/> <text:s text:c="7"/>&lt;capability id="pciexpress" &gt;PCI Express&lt;/capability&gt;<text:line-break/> <text:s text:c="7"/>&lt;capability id="normal_decode" /&gt;<text:line-break/> <text:s text:c="7"/>&lt;capability id="bus_master" &gt;bus mastering&lt;/capability&gt;<text:line-break/> <text:s text:c="7"/>&lt;capability id="cap_list" &gt;PCI capabilities listing&lt;/capability&gt;<text:line-break/> <text:s text:c="6"/>&lt;/capabilities&gt;<text:line-break/> <text:s text:c="6"/>&lt;resources&gt;<text:line-break/> <text:s text:c="7"/>&lt;resource type="irq" value="45" /&gt;<text:line-break/> <text:s text:c="7"/>&lt;resource type="memory" value="fe500000-fe5fffff" /&gt;<text:line-break/> <text:s text:c="6"/>&lt;/resources&gt;<text:line-break/> <text:s text:c="5"/>&lt;/node&gt;<text:line-break/> <text:s text:c="5"/>&lt;node id="display:0" claimed="true" class="display" handle="PCI:0000:00:02.0"&gt;<text:line-break/> <text:s text:c="6"/>&lt;description&gt;VGA compatible controller&lt;/description&gt;<text:line-break/> <text:s text:c="6"/>&lt;product&gt;4 Series Chipset Integrated Graphics Controller&lt;/product&gt;<text:line-break/> <text:s text:c="6"/>&lt;vendor&gt;Intel Corporation&lt;/vendor&gt;<text:line-break/> <text:s text:c="6"/>&lt;physid&gt;2&lt;/physid&gt;<text:line-break/></text:span><text:soft-page-break/><text:span text:style-name="T1"> <text:s text:c="6"/>&lt;businfo&gt;pci@0000:00:02.0&lt;/businfo&gt;<text:line-break/> <text:s text:c="6"/>&lt;version&gt;03&lt;/version&gt;<text:line-break/> <text:s text:c="6"/>&lt;width units="bits"&gt;64&lt;/width&gt;<text:line-break/> <text:s text:c="6"/>&lt;clock units="Hz"&gt;33000000&lt;/clock&gt;<text:line-break/> <text:s text:c="6"/>&lt;configuration&gt;<text:line-break/> <text:s text:c="7"/>&lt;setting id="driver" value="i915" /&gt;<text:line-break/> <text:s text:c="7"/>&lt;setting id="latency" value="0" /&gt;<text:line-break/> <text:s text:c="6"/>&lt;/configuration&gt;<text:line-break/> <text:s text:c="6"/>&lt;capabilities&gt;<text:line-break/> <text:s text:c="7"/>&lt;capability id="msi" &gt;Message Signalled Interrupts&lt;/capability&gt;<text:line-break/> <text:s text:c="7"/>&lt;capability id="pm" &gt;Power Management&lt;/capability&gt;<text:line-break/> <text:s text:c="7"/>&lt;capability id="vga_controller" /&gt;<text:line-break/> <text:s text:c="7"/>&lt;capability id="bus_master" &gt;bus mastering&lt;/capability&gt;<text:line-break/> <text:s text:c="7"/>&lt;capability id="cap_list" &gt;PCI capabilities listing&lt;/capability&gt;<text:line-break/> <text:s text:c="7"/>&lt;capability id="rom" &gt;extension ROM&lt;/capability&gt;<text:line-break/> <text:s text:c="6"/>&lt;/capabilities&gt;<text:line-break/> <text:s text:c="6"/>&lt;resources&gt;<text:line-break/> <text:s text:c="7"/>&lt;resource type="irq" value="50" /&gt;<text:line-break/> <text:s text:c="7"/>&lt;resource type="memory" value="fe800000-febfffff" /&gt;<text:line-break/> <text:s text:c="7"/>&lt;resource type="memory" value="d0000000-dfffffff" /&gt;<text:line-break/> <text:s text:c="7"/>&lt;resource type="ioport" value="ec90(size=8)" /&gt;<text:line-break/> <text:s text:c="6"/>&lt;/resources&gt;<text:line-break/> <text:s text:c="5"/>&lt;/node&gt;<text:line-break/> <text:s text:c="5"/>&lt;node id="display:1" class="display" handle="PCI:0000:00:02.1"&gt;<text:line-break/> <text:s text:c="6"/>&lt;description&gt;Display controller&lt;/description&gt;<text:line-break/> <text:s text:c="6"/>&lt;product&gt;4 Series Chipset Integrated Graphics Controller&lt;/product&gt;<text:line-break/> <text:s text:c="6"/>&lt;vendor&gt;Intel Corporation&lt;/vendor&gt;<text:line-break/> <text:s text:c="6"/>&lt;physid&gt;2.1&lt;/physid&gt;<text:line-break/> <text:s text:c="6"/>&lt;businfo&gt;pci@0000:00:02.1&lt;/businfo&gt;<text:line-break/> <text:s text:c="6"/>&lt;version&gt;03&lt;/version&gt;<text:line-break/> <text:s text:c="6"/>&lt;width units="bits"&gt;64&lt;/width&gt;<text:line-break/> <text:s text:c="6"/>&lt;clock units="Hz"&gt;33000000&lt;/clock&gt;<text:line-break/> <text:s text:c="6"/>&lt;configuration&gt;<text:line-break/> <text:s text:c="7"/>&lt;setting id="latency" value="0" /&gt;<text:line-break/> <text:s text:c="6"/>&lt;/configuration&gt;<text:line-break/> <text:s text:c="6"/>&lt;capabilities&gt;<text:line-break/> <text:s text:c="7"/>&lt;capability id="pm" &gt;Power Management&lt;/capability&gt;<text:line-break/> <text:s text:c="7"/>&lt;capability id="bus_master" &gt;bus mastering&lt;/capability&gt;<text:line-break/> <text:s text:c="7"/>&lt;capability id="cap_list" &gt;PCI capabilities listing&lt;/capability&gt;<text:line-break/> <text:s text:c="6"/>&lt;/capabilities&gt;<text:line-break/> <text:s text:c="6"/>&lt;resources&gt;<text:line-break/> <text:s text:c="7"/>&lt;resource type="memory" value="fe700000-fe7fffff" /&gt;<text:line-break/> <text:s text:c="6"/>&lt;/resources&gt;<text:line-break/> <text:s text:c="5"/>&lt;/node&gt;<text:line-break/></text:span><text:soft-page-break/><text:span text:style-name="T1"> <text:s text:c="5"/>&lt;node id="communication:0" claimed="true" class="communication" handle="PCI:0000:00:03.0"&gt;<text:line-break/> <text:s text:c="6"/>&lt;description&gt;Communication controller&lt;/description&gt;<text:line-break/> <text:s text:c="6"/>&lt;product&gt;4 Series Chipset HECI Controller&lt;/product&gt;<text:line-break/> <text:s text:c="6"/>&lt;vendor&gt;Intel Corporation&lt;/vendor&gt;<text:line-break/> <text:s text:c="6"/>&lt;physid&gt;3&lt;/physid&gt;<text:line-break/> <text:s text:c="6"/>&lt;businfo&gt;pci@0000:00:03.0&lt;/businfo&gt;<text:line-break/> <text:s text:c="6"/>&lt;version&gt;03&lt;/version&gt;<text:line-break/> <text:s text:c="6"/>&lt;width units="bits"&gt;64&lt;/width&gt;<text:line-break/> <text:s text:c="6"/>&lt;clock units="Hz"&gt;33000000&lt;/clock&gt;<text:line-break/> <text:s text:c="6"/>&lt;configuration&gt;<text:line-break/> <text:s text:c="7"/>&lt;setting id="driver" value="mei" /&gt;<text:line-break/> <text:s text:c="7"/>&lt;setting id="latency" value="0" /&gt;<text:line-break/> <text:s text:c="6"/>&lt;/configuration&gt;<text:line-break/> <text:s text:c="6"/>&lt;capabilities&gt;<text:line-break/> <text:s text:c="7"/>&lt;capability id="pm" &gt;Power Management&lt;/capability&gt;<text:line-break/> <text:s text:c="7"/>&lt;capability id="msi" &gt;Message Signalled Interrupts&lt;/capability&gt;<text:line-break/> <text:s text:c="7"/>&lt;capability id="bus_master" &gt;bus mastering&lt;/capability&gt;<text:line-break/> <text:s text:c="7"/>&lt;capability id="cap_list" &gt;PCI capabilities listing&lt;/capability&gt;<text:line-break/> <text:s text:c="6"/>&lt;/capabilities&gt;<text:line-break/> <text:s text:c="6"/>&lt;resources&gt;<text:line-break/> <text:s text:c="7"/>&lt;resource type="irq" value="16" /&gt;<text:line-break/> <text:s text:c="7"/>&lt;resource type="memory" value="f0000800-f000080f" /&gt;<text:line-break/> <text:s text:c="6"/>&lt;/resources&gt;<text:line-break/> <text:s text:c="5"/>&lt;/node&gt;<text:line-break/> <text:s text:c="5"/>&lt;node id="ide" claimed="true" class="storage" handle="PCI:0000:00:03.2"&gt;<text:line-break/> <text:s text:c="6"/>&lt;description&gt;IDE interface&lt;/description&gt;<text:line-break/> <text:s text:c="6"/>&lt;product&gt;4 Series Chipset PT IDER Controller&lt;/product&gt;<text:line-break/> <text:s text:c="6"/>&lt;vendor&gt;Intel Corporation&lt;/vendor&gt;<text:line-break/> <text:s text:c="6"/>&lt;physid&gt;3.2&lt;/physid&gt;<text:line-break/> <text:s text:c="6"/>&lt;businfo&gt;pci@0000:00:03.2&lt;/businfo&gt;<text:line-break/> <text:s text:c="6"/>&lt;version&gt;03&lt;/version&gt;<text:line-break/> <text:s text:c="6"/>&lt;width units="bits"&gt;32&lt;/width&gt;<text:line-break/> <text:s text:c="6"/>&lt;clock units="Hz"&gt;66000000&lt;/clock&gt;<text:line-break/> <text:s text:c="6"/>&lt;configuration&gt;<text:line-break/> <text:s text:c="7"/>&lt;setting id="driver" value="ata_generic" /&gt;<text:line-break/> <text:s text:c="7"/>&lt;setting id="latency" value="0" /&gt;<text:line-break/> <text:s text:c="6"/>&lt;/configuration&gt;<text:line-break/> <text:s text:c="6"/>&lt;capabilities&gt;<text:line-break/> <text:s text:c="7"/>&lt;capability id="ide" /&gt;<text:line-break/> <text:s text:c="7"/>&lt;capability id="pm" &gt;Power Management&lt;/capability&gt;<text:line-break/> <text:s text:c="7"/>&lt;capability id="msi" &gt;Message Signalled Interrupts&lt;/capability&gt;<text:line-break/> <text:s text:c="7"/>&lt;capability id="bus_master" &gt;bus mastering&lt;/capability&gt;<text:line-break/> <text:s text:c="7"/>&lt;capability id="cap_list" &gt;PCI capabilities listing&lt;/capability&gt;<text:line-break/></text:span><text:soft-page-break/><text:span text:style-name="T1"> <text:s text:c="6"/>&lt;/capabilities&gt;<text:line-break/> <text:s text:c="6"/>&lt;resources&gt;<text:line-break/> <text:s text:c="7"/>&lt;resource type="irq" value="18" /&gt;<text:line-break/> <text:s text:c="7"/>&lt;resource type="ioport" value="fe80(size=8)" /&gt;<text:line-break/> <text:s text:c="7"/>&lt;resource type="ioport" value="fe90(size=4)" /&gt;<text:line-break/> <text:s text:c="7"/>&lt;resource type="ioport" value="fea0(size=8)" /&gt;<text:line-break/> <text:s text:c="7"/>&lt;resource type="ioport" value="feb0(size=4)" /&gt;<text:line-break/> <text:s text:c="7"/>&lt;resource type="ioport" value="fef0(size=16)" /&gt;<text:line-break/> <text:s text:c="6"/>&lt;/resources&gt;<text:line-break/> <text:s text:c="5"/>&lt;/node&gt;<text:line-break/> <text:s text:c="5"/>&lt;node id="communication:1" claimed="true" class="communication" handle="PCI:0000:00:03.3"&gt;<text:line-break/> <text:s text:c="6"/>&lt;description&gt;Serial controller&lt;/description&gt;<text:line-break/> <text:s text:c="6"/>&lt;product&gt;4 Series Chipset Serial KT Controller&lt;/product&gt;<text:line-break/> <text:s text:c="6"/>&lt;vendor&gt;Intel Corporation&lt;/vendor&gt;<text:line-break/> <text:s text:c="6"/>&lt;physid&gt;3.3&lt;/physid&gt;<text:line-break/> <text:s text:c="6"/>&lt;businfo&gt;pci@0000:00:03.3&lt;/businfo&gt;<text:line-break/> <text:s text:c="6"/>&lt;version&gt;03&lt;/version&gt;<text:line-break/> <text:s text:c="6"/>&lt;width units="bits"&gt;32&lt;/width&gt;<text:line-break/> <text:s text:c="6"/>&lt;clock units="Hz"&gt;66000000&lt;/clock&gt;<text:line-break/> <text:s text:c="6"/>&lt;configuration&gt;<text:line-break/> <text:s text:c="7"/>&lt;setting id="driver" value="serial" /&gt;<text:line-break/> <text:s text:c="7"/>&lt;setting id="latency" value="0" /&gt;<text:line-break/> <text:s text:c="6"/>&lt;/configuration&gt;<text:line-break/> <text:s text:c="6"/>&lt;capabilities&gt;<text:line-break/> <text:s text:c="7"/>&lt;capability id="pm" &gt;Power Management&lt;/capability&gt;<text:line-break/> <text:s text:c="7"/>&lt;capability id="msi" &gt;Message Signalled Interrupts&lt;/capability&gt;<text:line-break/> <text:s text:c="7"/>&lt;capability id="16550" /&gt;<text:line-break/> <text:s text:c="7"/>&lt;capability id="bus_master" &gt;bus mastering&lt;/capability&gt;<text:line-break/> <text:s text:c="7"/>&lt;capability id="cap_list" &gt;PCI capabilities listing&lt;/capability&gt;<text:line-break/> <text:s text:c="6"/>&lt;/capabilities&gt;<text:line-break/> <text:s text:c="6"/>&lt;resources&gt;<text:line-break/> <text:s text:c="7"/>&lt;resource type="irq" value="17" /&gt;<text:line-break/> <text:s text:c="7"/>&lt;resource type="ioport" value="ec98(size=8)" /&gt;<text:line-break/> <text:s text:c="7"/>&lt;resource type="memory" value="fe6d8000-fe6d8fff" /&gt;<text:line-break/> <text:s text:c="6"/>&lt;/resources&gt;<text:line-break/> <text:s text:c="5"/>&lt;/node&gt;<text:line-break/> <text:s text:c="5"/>&lt;node id="network" claimed="true" class="network" handle="PCI:0000:00:19.0"&gt;<text:line-break/> <text:s text:c="6"/>&lt;description&gt;Ethernet interface&lt;/description&gt;<text:line-break/> <text:s text:c="6"/>&lt;product&gt;82567LM-3 Gigabit Network Connection&lt;/product&gt;<text:line-break/> <text:s text:c="6"/>&lt;vendor&gt;Intel Corporation&lt;/vendor&gt;<text:line-break/> <text:s text:c="6"/>&lt;physid&gt;19&lt;/physid&gt;<text:line-break/> <text:s text:c="6"/>&lt;businfo&gt;pci@0000:00:19.0&lt;/businfo&gt;<text:line-break/> <text:s text:c="6"/>&lt;logicalname&gt;eth0&lt;/logicalname&gt;<text:line-break/></text:span><text:soft-page-break/><text:span text:style-name="T1"> <text:s text:c="6"/>&lt;version&gt;02&lt;/version&gt;<text:line-break/> <text:s text:c="6"/>&lt;serial&gt;00:23:ae:5a:68:97&lt;/serial&gt;<text:line-break/> <text:s text:c="6"/>&lt;size units="bit/s"&gt;100000000&lt;/size&gt;<text:line-break/> <text:s text:c="6"/>&lt;capacity&gt;1000000000&lt;/capacity&gt;<text:line-break/> <text:s text:c="6"/>&lt;width units="bits"&gt;32&lt;/width&gt;<text:line-break/> <text:s text:c="6"/>&lt;clock units="Hz"&gt;33000000&lt;/clock&gt;<text:line-break/> <text:s text:c="6"/>&lt;configuration&gt;<text:line-break/> <text:s text:c="7"/>&lt;setting id="autonegotiation" value="on" /&gt;<text:line-break/> <text:s text:c="7"/>&lt;setting id="broadcast" value="yes" /&gt;<text:line-break/> <text:s text:c="7"/>&lt;setting id="driver" value="e1000e" /&gt;<text:line-break/> <text:s text:c="7"/>&lt;setting id="driverversion" value="1.3.10-k2" /&gt;<text:line-break/> <text:s text:c="7"/>&lt;setting id="duplex" value="full" /&gt;<text:line-break/> <text:s text:c="7"/>&lt;setting id="firmware" value="0.5-3" /&gt;<text:line-break/> <text:s text:c="7"/>&lt;setting id="ip" value="193.147.87.205" /&gt;<text:line-break/> <text:s text:c="7"/>&lt;setting id="latency" value="0" /&gt;<text:line-break/> <text:s text:c="7"/>&lt;setting id="link" value="yes" /&gt;<text:line-break/> <text:s text:c="7"/>&lt;setting id="multicast" value="yes" /&gt;<text:line-break/> <text:s text:c="7"/>&lt;setting id="port" value="twisted pair" /&gt;<text:line-break/> <text:s text:c="7"/>&lt;setting id="speed" value="100Mbit/s" /&gt;<text:line-break/> <text:s text:c="6"/>&lt;/configuration&gt;<text:line-break/> <text:s text:c="6"/>&lt;capabilities&gt;<text:line-break/> <text:s text:c="7"/>&lt;capability id="pm" &gt;Power Management&lt;/capability&gt;<text:line-break/> <text:s text:c="7"/>&lt;capability id="msi" &gt;Message Signalled Interrupts&lt;/capability&gt;<text:line-break/> <text:s text:c="7"/>&lt;capability id="bus_master" &gt;bus mastering&lt;/capability&gt;<text:line-break/> <text:s text:c="7"/>&lt;capability id="cap_list" &gt;PCI capabilities listing&lt;/capability&gt;<text:line-break/> <text:s text:c="7"/>&lt;capability id="ethernet" /&gt;<text:line-break/> <text:s text:c="7"/>&lt;capability id="physical" &gt;Physical interface&lt;/capability&gt;<text:line-break/> <text:s text:c="7"/>&lt;capability id="tp" &gt;twisted pair&lt;/capability&gt;<text:line-break/> <text:s text:c="7"/>&lt;capability id="10bt" &gt;10Mbit/s&lt;/capability&gt;<text:line-break/> <text:s text:c="7"/>&lt;capability id="10bt-fd" &gt;10Mbit/s (full duplex)&lt;/capability&gt;<text:line-break/> <text:s text:c="7"/>&lt;capability id="100bt" &gt;100Mbit/s&lt;/capability&gt;<text:line-break/> <text:s text:c="7"/>&lt;capability id="100bt-fd" &gt;100Mbit/s (full duplex)&lt;/capability&gt;<text:line-break/> <text:s text:c="7"/>&lt;capability id="1000bt-fd" &gt;1Gbit/s (full duplex)&lt;/capability&gt;<text:line-break/> <text:s text:c="7"/>&lt;capability id="autonegotiation" &gt;Auto-negotiation&lt;/capability&gt;<text:line-break/> <text:s text:c="6"/>&lt;/capabilities&gt;<text:line-break/> <text:s text:c="6"/>&lt;resources&gt;<text:line-break/> <text:s text:c="7"/>&lt;resource type="irq" value="48" /&gt;<text:line-break/> <text:s text:c="7"/>&lt;resource type="memory" value="fe6e0000-fe6fffff" /&gt;<text:line-break/> <text:s text:c="7"/>&lt;resource type="memory" value="fe6d9000-fe6d9fff" /&gt;<text:line-break/> <text:s text:c="7"/>&lt;resource type="ioport" value="ecc0(size=32)" /&gt;<text:line-break/> <text:s text:c="6"/>&lt;/resources&gt;<text:line-break/> <text:s text:c="5"/>&lt;/node&gt;<text:line-break/> <text:s text:c="5"/>&lt;node id="usb:0" claimed="true" class="bus" handle="PCI:0000:00:1a.0"&gt;<text:line-break/> <text:s text:c="6"/>&lt;description&gt;USB Controller&lt;/description&gt;<text:line-break/></text:span><text:soft-page-break/><text:span text:style-name="T1"> <text:s text:c="6"/>&lt;product&gt;82801JD/DO (ICH10 Family) USB UHCI Controller #4&lt;/product&gt;<text:line-break/> <text:s text:c="6"/>&lt;vendor&gt;Intel Corporation&lt;/vendor&gt;<text:line-break/> <text:s text:c="6"/>&lt;physid&gt;1a&lt;/physid&gt;<text:line-break/> <text:s text:c="6"/>&lt;businfo&gt;pci@0000:00:1a.0&lt;/businfo&gt;<text:line-break/> <text:s text:c="6"/>&lt;version&gt;02&lt;/version&gt;<text:line-break/> <text:s text:c="6"/>&lt;width units="bits"&gt;32&lt;/width&gt;<text:line-break/> <text:s text:c="6"/>&lt;clock units="Hz"&gt;33000000&lt;/clock&gt;<text:line-break/> <text:s text:c="6"/>&lt;configuration&gt;<text:line-break/> <text:s text:c="7"/>&lt;setting id="driver" value="uhci_hcd" /&gt;<text:line-break/> <text:s text:c="7"/>&lt;setting id="latency" value="0" /&gt;<text:line-break/> <text:s text:c="6"/>&lt;/configuration&gt;<text:line-break/> <text:s text:c="6"/>&lt;capabilities&gt;<text:line-break/> <text:s text:c="7"/>&lt;capability id="uhci" &gt;Universal Host Controller Interface (USB1)&lt;/capability&gt;<text:line-break/> <text:s text:c="7"/>&lt;capability id="bus_master"</text:span></text:p>
      <text:p text:style-name="P2"><text:span text:style-name="T1"><text:s/>&gt;bus mastering&lt;/capability&gt;<text:line-break/> <text:s text:c="7"/>&lt;capability id="cap_list" &gt;PCI capabilities listing&lt;/capability&gt;<text:line-break/> <text:s text:c="6"/>&lt;/capabilities&gt;<text:line-break/> <text:s text:c="6"/>&lt;resources&gt;<text:line-break/> <text:s text:c="7"/>&lt;resource type="irq" value="16" /&gt;<text:line-break/> <text:s text:c="7"/>&lt;resource type="ioport" value="ff20(size=32)" /&gt;<text:line-break/> <text:s text:c="6"/>&lt;/resources&gt;<text:line-break/> <text:s text:c="5"/>&lt;/node&gt;<text:line-break/> <text:s text:c="5"/>&lt;node id="usb:1" claimed="true" class="bus" handle="PCI:0000:00:1a.1"&gt;<text:line-break/> <text:s text:c="6"/>&lt;description&gt;USB Controller&lt;/description&gt;<text:line-break/> <text:s text:c="6"/>&lt;product&gt;82801JD/DO (ICH10 Family) USB UHCI Controller #5&lt;/product&gt;<text:line-break/> <text:s text:c="6"/>&lt;vendor&gt;Intel Corporation&lt;/vendor&gt;<text:line-break/> <text:s text:c="6"/>&lt;physid&gt;1a.1&lt;/physid&gt;<text:line-break/> <text:s text:c="6"/>&lt;businfo&gt;pci@0000:00:1a.1&lt;/businfo&gt;<text:line-break/> <text:s text:c="6"/>&lt;version&gt;02&lt;/version&gt;<text:line-break/> <text:s text:c="6"/>&lt;width units="bits"&gt;32&lt;/width&gt;<text:line-break/> <text:s text:c="6"/>&lt;clock units="Hz"&gt;33000000&lt;/clock&gt;<text:line-break/> <text:s text:c="6"/>&lt;configuration&gt;<text:line-break/> <text:s text:c="7"/>&lt;setting id="driver" value="uhci_hcd" /&gt;<text:line-break/> <text:s text:c="7"/>&lt;setting id="latency" value="0" /&gt;<text:line-break/> <text:s text:c="6"/>&lt;/configuration&gt;<text:line-break/> <text:s text:c="6"/>&lt;capabilities&gt;<text:line-break/> <text:s text:c="7"/>&lt;capability id="uhci" &gt;Universal Host Controller Interface (USB1)&lt;/capability&gt;<text:line-break/> <text:s text:c="7"/>&lt;capability id="bus_master" &gt;bus mastering&lt;/capability&gt;<text:line-break/> <text:s text:c="7"/>&lt;capability id="cap_list" &gt;PCI capabilities listing&lt;/capability&gt;<text:line-break/> <text:s text:c="6"/>&lt;/capabilities&gt;<text:line-break/> <text:s text:c="6"/>&lt;resources&gt;<text:line-break/> <text:s text:c="7"/>&lt;resource type="irq" value="17" /&gt;<text:line-break/> <text:s text:c="7"/>&lt;resource type="ioport" value="ff00(size=32)" /&gt;<text:line-break/> <text:s text:c="6"/>&lt;/resources&gt;<text:line-break/></text:span><text:soft-page-break/><text:span text:style-name="T1"> <text:s text:c="5"/>&lt;/node&gt;<text:line-break/> <text:s text:c="5"/>&lt;node id="usb:2" claimed="true" class="bus" handle="PCI:0000:00:1a.2"&gt;<text:line-break/> <text:s text:c="6"/>&lt;description&gt;USB Controller&lt;/description&gt;<text:line-break/> <text:s text:c="6"/>&lt;product&gt;82801JD/DO (ICH10 Family) USB UHCI Controller #6&lt;/product&gt;<text:line-break/> <text:s text:c="6"/>&lt;vendor&gt;Intel Corporation&lt;/vendor&gt;<text:line-break/> <text:s text:c="6"/>&lt;physid&gt;1a.2&lt;/physid&gt;<text:line-break/> <text:s text:c="6"/>&lt;businfo&gt;pci@0000:00:1a.2&lt;/businfo&gt;<text:line-break/> <text:s text:c="6"/>&lt;version&gt;02&lt;/version&gt;<text:line-break/> <text:s text:c="6"/>&lt;width units="bits"&gt;32&lt;/width&gt;<text:line-break/> <text:s text:c="6"/>&lt;clock units="Hz"&gt;33000000&lt;/clock&gt;<text:line-break/> <text:s text:c="6"/>&lt;configuration&gt;<text:line-break/> <text:s text:c="7"/>&lt;setting id="driver" value="uhci_hcd" /&gt;<text:line-break/> <text:s text:c="7"/>&lt;setting id="latency" value="0" /&gt;<text:line-break/> <text:s text:c="6"/>&lt;/configuration&gt;<text:line-break/> <text:s text:c="6"/>&lt;capabilities&gt;<text:line-break/> <text:s text:c="7"/>&lt;capability id="uhci" &gt;Universal Host Controller Interface (USB1)&lt;/capability&gt;<text:line-break/> <text:s text:c="7"/>&lt;capability id="bus_master" &gt;bus mastering&lt;/capability&gt;<text:line-break/> <text:s text:c="7"/>&lt;capability id="cap_list" &gt;PCI capabilities listing&lt;/capability&gt;<text:line-break/> <text:s text:c="6"/>&lt;/capabilities&gt;<text:line-break/> <text:s text:c="6"/>&lt;resources&gt;<text:line-break/> <text:s text:c="7"/>&lt;resource type="irq" value="22" /&gt;<text:line-break/> <text:s text:c="7"/>&lt;resource type="ioport" value="fc00(size=32)" /&gt;<text:line-break/> <text:s text:c="6"/>&lt;/resources&gt;<text:line-break/> <text:s text:c="5"/>&lt;/node&gt;<text:line-break/> <text:s text:c="5"/>&lt;node id="usb:3" claimed="true" class="bus" handle="PCI:0000:00:1a.7"&gt;<text:line-break/> <text:s text:c="6"/>&lt;description&gt;USB Controller&lt;/description&gt;<text:line-break/> <text:s text:c="6"/>&lt;product&gt;82801JD/DO (ICH10 Family) USB2 EHCI Controller #2&lt;/product&gt;<text:line-break/> <text:s text:c="6"/>&lt;vendor&gt;Intel Corporation&lt;/vendor&gt;<text:line-break/> <text:s text:c="6"/>&lt;physid&gt;1a.7&lt;/physid&gt;<text:line-break/> <text:s text:c="6"/>&lt;businfo&gt;pci@0000:00:1a.7&lt;/businfo&gt;<text:line-break/> <text:s text:c="6"/>&lt;version&gt;02&lt;/version&gt;<text:line-break/> <text:s text:c="6"/>&lt;width units="bits"&gt;32&lt;/width&gt;<text:line-break/> <text:s text:c="6"/>&lt;clock units="Hz"&gt;33000000&lt;/clock&gt;<text:line-break/> <text:s text:c="6"/>&lt;configuration&gt;<text:line-break/> <text:s text:c="7"/>&lt;setting id="driver" value="ehci_hcd" /&gt;<text:line-break/> <text:s text:c="7"/>&lt;setting id="latency" value="0" /&gt;<text:line-break/> <text:s text:c="6"/>&lt;/configuration&gt;<text:line-break/> <text:s text:c="6"/>&lt;capabilities&gt;<text:line-break/> <text:s text:c="7"/>&lt;capability id="pm" &gt;Power Management&lt;/capability&gt;<text:line-break/> <text:s text:c="7"/>&lt;capability id="debug" &gt;Debug port&lt;/capability&gt;<text:line-break/> <text:s text:c="7"/>&lt;capability id="ehci" &gt;Enhanced Host Controller Interface (USB2)&lt;/capability&gt;<text:line-break/> <text:s text:c="7"/>&lt;capability id="bus_master" &gt;bus mastering&lt;/capability&gt;<text:line-break/> <text:s text:c="7"/>&lt;capability id="cap_list" &gt;PCI capabilities listing&lt;/capability&gt;<text:line-break/> <text:s text:c="6"/>&lt;/capabilities&gt;<text:line-break/></text:span><text:soft-page-break/><text:span text:style-name="T1"> <text:s text:c="6"/>&lt;resources&gt;<text:line-break/> <text:s text:c="7"/>&lt;resource type="irq" value="22" /&gt;<text:line-break/> <text:s text:c="7"/>&lt;resource type="memory" value="fe6da000-fe6da3ff" /&gt;<text:line-break/> <text:s text:c="6"/>&lt;/resources&gt;<text:line-break/> <text:s text:c="5"/>&lt;/node&gt;<text:line-break/> <text:s text:c="5"/>&lt;node id="multimedia" claimed="true" class="multimedia" handle="PCI:0000:00:1b.0"&gt;<text:line-break/> <text:s text:c="6"/>&lt;description&gt;Audio device&lt;/description&gt;<text:line-break/> <text:s text:c="6"/>&lt;product&gt;82801JD/DO (ICH10 Family) HD Audio Controller&lt;/product&gt;<text:line-break/> <text:s text:c="6"/>&lt;vendor&gt;Intel Corporation&lt;/vendor&gt;<text:line-break/> <text:s text:c="6"/>&lt;physid&gt;1b&lt;/physid&gt;<text:line-break/> <text:s text:c="6"/>&lt;businfo&gt;pci@0000:00:1b.0&lt;/businfo&gt;<text:line-break/> <text:s text:c="6"/>&lt;version&gt;02&lt;/version&gt;<text:line-break/> <text:s text:c="6"/>&lt;width units="bits"&gt;64&lt;/width&gt;<text:line-break/> <text:s text:c="6"/>&lt;clock units="Hz"&gt;33000000&lt;/clock&gt;<text:line-break/> <text:s text:c="6"/>&lt;configuration&gt;<text:line-break/> <text:s text:c="7"/>&lt;setting id="driver" value="HDA Intel" /&gt;<text:line-break/> <text:s text:c="7"/>&lt;setting id="latency" value="0" /&gt;<text:line-break/> <text:s text:c="6"/>&lt;/configuration&gt;<text:line-break/> <text:s text:c="6"/>&lt;capabilities&gt;<text:line-break/> <text:s text:c="7"/>&lt;capability id="pm" &gt;Power Management&lt;/capability&gt;<text:line-break/> <text:s text:c="7"/>&lt;capability id="msi" &gt;Message Signalled Interrupts&lt;/capability&gt;<text:line-break/> <text:s text:c="7"/>&lt;capability id="pciexpress" &gt;PCI Express&lt;/capability&gt;<text:line-break/> <text:s text:c="7"/>&lt;capability id="bus_master" &gt;bus mastering&lt;/capability&gt;<text:line-break/> <text:s text:c="7"/>&lt;capability id="cap_list" &gt;PCI capabilities listing&lt;/capability&gt;<text:line-break/> <text:s text:c="6"/>&lt;/capabilities&gt;<text:line-break/> <text:s text:c="6"/>&lt;resources&gt;<text:line-break/> <text:s text:c="7"/>&lt;resource type="irq" value="51" /&gt;<text:line-break/> <text:s text:c="7"/>&lt;resource type="memory" value="fe6dc000-fe6dffff" /&gt;<text:line-break/> <text:s text:c="6"/>&lt;/resources&gt;<text:line-break/> <text:s text:c="5"/>&lt;/node&gt;<text:line-break/> <text:s text:c="5"/>&lt;node id="pci:1" claimed="true" class="bridge" handle="PCIBUS:0000:02"&gt;<text:line-break/> <text:s text:c="6"/>&lt;description&gt;PCI bridge&lt;/description&gt;<text:line-break/> <text:s text:c="6"/>&lt;product&gt;82801JD/DO (ICH10 Family) PCI Express Port 1&lt;/product&gt;<text:line-break/> <text:s text:c="6"/>&lt;vendor&gt;Intel Corporation&lt;/vendor&gt;<text:line-break/> <text:s text:c="6"/>&lt;physid&gt;1c&lt;/physid&gt;<text:line-break/> <text:s text:c="6"/>&lt;businfo&gt;pci@0000:00:1c.0&lt;/businfo&gt;<text:line-break/> <text:s text:c="6"/>&lt;version&gt;02&lt;/version&gt;<text:line-break/> <text:s text:c="6"/>&lt;width units="bits"&gt;32&lt;/width&gt;<text:line-break/> <text:s text:c="6"/>&lt;clock units="Hz"&gt;33000000&lt;/clock&gt;<text:line-break/> <text:s text:c="6"/>&lt;configuration&gt;<text:line-break/> <text:s text:c="7"/>&lt;setting id="driver" value="pcieport" /&gt;<text:line-break/> <text:s text:c="6"/>&lt;/configuration&gt;<text:line-break/> <text:s text:c="6"/>&lt;capabilities&gt;<text:line-break/> <text:s text:c="7"/>&lt;capability id="pci" /&gt;<text:line-break/></text:span><text:soft-page-break/><text:span text:style-name="T1"> <text:s text:c="7"/>&lt;capability id="pciexpress" &gt;PCI Express&lt;/capability&gt;<text:line-break/> <text:s text:c="7"/>&lt;capability id="msi" &gt;Message Signalled Interrupts&lt;/capability&gt;<text:line-break/> <text:s text:c="7"/>&lt;capability id="pm" &gt;Power Management&lt;/capability&gt;<text:line-break/> <text:s text:c="7"/>&lt;capability id="normal_decode" /&gt;<text:line-break/> <text:s text:c="7"/>&lt;capability id="bus_master" &gt;bus mastering&lt;/capability&gt;<text:line-break/> <text:s text:c="7"/>&lt;capability id="cap_list" &gt;PCI capabilities listing&lt;/capability&gt;<text:line-break/> <text:s text:c="6"/>&lt;/capabilities&gt;<text:line-break/> <text:s text:c="6"/>&lt;resources&gt;<text:line-break/> <text:s text:c="7"/>&lt;resource type="irq" value="46" /&gt;<text:line-break/> <text:s text:c="7"/>&lt;resource type="ioport" value="2000(size=4096)" /&gt;<text:line-break/> <text:s text:c="7"/>&lt;resource type="memory" value="fe400000-fe4fffff" /&gt;<text:line-break/> <text:s text:c="7"/>&lt;resource type="ioport" value="f0300000(size=2097152)" /&gt;<text:line-break/> <text:s text:c="6"/>&lt;/resources&gt;<text:line-break/> <text:s text:c="5"/>&lt;/node&gt;<text:line-break/> <text:s text:c="5"/>&lt;node id="pci:2" claimed="true" class="bridge" handle="PCIBUS:0000:03"&gt;<text:line-break/> <text:s text:c="6"/>&lt;description&gt;PCI bridge&lt;/description&gt;<text:line-break/> <text:s text:c="6"/>&lt;product&gt;82801JD/DO (ICH10 Family) PCI Express Port 2&lt;/product&gt;<text:line-break/> <text:s text:c="6"/>&lt;vendor&gt;Intel Corporation&lt;/vendor&gt;<text:line-break/> <text:s text:c="6"/>&lt;physid&gt;1c.1&lt;/physid&gt;<text:line-break/> <text:s text:c="6"/>&lt;businfo&gt;pci@0000:00:1c.1&lt;/businfo&gt;<text:line-break/> <text:s text:c="6"/>&lt;version&gt;02&lt;/version&gt;<text:line-break/> <text:s text:c="6"/>&lt;width units="bits"&gt;32&lt;/width&gt;<text:line-break/> <text:s text:c="6"/>&lt;clock units="Hz"&gt;33000000&lt;/clock&gt;<text:line-break/> <text:s text:c="6"/>&lt;configuration&gt;<text:line-break/> <text:s text:c="7"/>&lt;setting id="driver" value="pcieport" /&gt;<text:line-break/> <text:s text:c="6"/>&lt;/configuration&gt;<text:line-break/> <text:s text:c="6"/>&lt;capabilities&gt;<text:line-break/> <text:s text:c="7"/>&lt;capability id="pci" /&gt;<text:line-break/> <text:s text:c="7"/>&lt;capability id="pciexpress" &gt;PCI Express&lt;/capability&gt;<text:line-break/> <text:s text:c="7"/>&lt;capability id="msi" &gt;Message Signalled Interrupts&lt;/capability&gt;<text:line-break/> <text:s text:c="7"/>&lt;capability id="pm" &gt;Power Management&lt;/capability&gt;<text:line-break/> <text:s text:c="7"/>&lt;capability id="normal_decode" /&gt;<text:line-break/> <text:s text:c="7"/>&lt;capability id="bus_master" &gt;bus mastering&lt;/capability&gt;<text:line-break/> <text:s text:c="7"/>&lt;capability id="cap_list" &gt;PCI capabilities listing&lt;/capability&gt;<text:line-break/> <text:s text:c="6"/>&lt;/capabilities&gt;<text:line-break/> <text:s text:c="6"/>&lt;resources&gt;<text:line-break/> <text:s text:c="7"/>&lt;resource type="irq" value="47" /&gt;<text:line-break/> <text:s text:c="7"/>&lt;resource type="ioport" value="1000(size=4096)" /&gt;<text:line-break/> <text:s text:c="7"/>&lt;resource type="memory" value="fe300000-fe3fffff" /&gt;<text:line-break/> <text:s text:c="7"/>&lt;resource type="ioport" value="f0100000(size=2097152)" /&gt;<text:line-break/> <text:s text:c="6"/>&lt;/resources&gt;<text:line-break/> <text:s text:c="5"/>&lt;/node&gt;<text:line-break/> <text:s text:c="5"/>&lt;node id="usb:4" claimed="true" class="bus" handle="PCI:0000:00:1d.0"&gt;<text:line-break/> <text:s text:c="6"/>&lt;description&gt;USB Controller&lt;/description&gt;<text:line-break/></text:span><text:soft-page-break/><text:span text:style-name="T1"> <text:s text:c="6"/>&lt;product&gt;82801JD/DO (ICH10 Family) USB UHCI Controller #1&lt;/product&gt;<text:line-break/> <text:s text:c="6"/>&lt;vendor&gt;Intel Corporation&lt;/vendor&gt;<text:line-break/> <text:s text:c="6"/>&lt;physid&gt;1d&lt;/physid&gt;<text:line-break/> <text:s text:c="6"/>&lt;businfo&gt;pci@0000:00:1d.0&lt;/businfo&gt;<text:line-break/> <text:s text:c="6"/>&lt;version&gt;02&lt;/version&gt;<text:line-break/> <text:s text:c="6"/>&lt;width units="bits"&gt;32&lt;/width&gt;<text:line-break/> <text:s text:c="6"/>&lt;clock units="Hz"&gt;33000000&lt;/clock&gt;<text:line-break/> <text:s text:c="6"/>&lt;configuration&gt;<text:line-break/> <text:s text:c="7"/>&lt;setting id="driver" value="uhci_hcd" /&gt;<text:line-break/> <text:s text:c="7"/>&lt;setting id="latency" value="0" /&gt;<text:line-break/> <text:s text:c="6"/>&lt;/configuration&gt;<text:line-break/> <text:s text:c="6"/>&lt;capabilities&gt;<text:line-break/> <text:s text:c="7"/>&lt;capability id="uhci" &gt;Universal Host Controller Interface (USB1)&lt;/capability&gt;<text:line-break/> <text:s text:c="7"/>&lt;capability id="bus_master" &gt;bus mastering&lt;/capability&gt;<text:line-break/> <text:s text:c="7"/>&lt;capability id="cap_list" &gt;PCI capabilities listing&lt;/capability&gt;<text:line-break/> <text:s text:c="6"/>&lt;/capabilities&gt;<text:line-break/> <text:s text:c="6"/>&lt;resources&gt;<text:line-break/> <text:s text:c="7"/>&lt;resource type="irq" value="23" /&gt;<text:line-break/> <text:s text:c="7"/>&lt;resource type="ioport" value="ff80(size=32)" /&gt;<text:line-break/> <text:s text:c="6"/>&lt;/resources&gt;<text:line-break/> <text:s text:c="5"/>&lt;/node&gt;<text:line-break/> <text:s text:c="5"/>&lt;node id="usb:5" claimed="true" class="bus" handle="PCI:0000:00:1d.1"&gt;<text:line-break/> <text:s text:c="6"/>&lt;description&gt;USB Controller&lt;/description&gt;<text:line-break/> <text:s text:c="6"/>&lt;product&gt;82801JD/DO (ICH10 Family) USB UHCI Controller #2&lt;/product&gt;<text:line-break/> <text:s text:c="6"/>&lt;vendor&gt;Intel Corporation&lt;/vendor&gt;<text:line-break/> <text:s text:c="6"/>&lt;physid&gt;1d.1&lt;/physid&gt;<text:line-break/> <text:s text:c="6"/>&lt;businfo&gt;pci@0000:00:1d.1&lt;/businfo&gt;<text:line-break/> <text:s text:c="6"/>&lt;version&gt;02&lt;/version&gt;<text:line-break/> <text:s text:c="6"/>&lt;width units="bits"&gt;32&lt;/width&gt;<text:line-break/> <text:s text:c="6"/>&lt;clock units="Hz"&gt;33000000&lt;/clock&gt;<text:line-break/> <text:s text:c="6"/>&lt;configuration&gt;<text:line-break/> <text:s text:c="7"/>&lt;setting id="driver" value="uhci_hcd" /&gt;<text:line-break/> <text:s text:c="7"/>&lt;setting id="latency" value="0" /&gt;<text:line-break/> <text:s text:c="6"/>&lt;/configuration&gt;<text:line-break/> <text:s text:c="6"/>&lt;capabilities&gt;<text:line-break/> <text:s text:c="7"/>&lt;capability id="uhci" &gt;Universal Host Controller Interface (USB1)&lt;/capability&gt;<text:line-break/> <text:s text:c="7"/>&lt;capability id="bus_master" &gt;bus mastering&lt;/capability&gt;<text:line-break/> <text:s text:c="7"/>&lt;capability id="cap_list" &gt;PCI capabilities listing&lt;/capability&gt;<text:line-break/> <text:s text:c="6"/>&lt;/capabilities&gt;<text:line-break/> <text:s text:c="6"/>&lt;resources&gt;<text:line-break/> <text:s text:c="7"/>&lt;resource type="irq" value="17" /&gt;<text:line-break/> <text:s text:c="7"/>&lt;resource type="ioport" value="ff60(size=32)" /&gt;<text:line-break/> <text:s text:c="6"/>&lt;/resources&gt;<text:line-break/> <text:s text:c="5"/>&lt;/node&gt;<text:line-break/></text:span><text:soft-page-break/><text:span text:style-name="T1"> <text:s text:c="5"/>&lt;node id="usb:6" claimed="true" class="bus" handle="PCI:0000:00:1d.2"&gt;<text:line-break/> <text:s text:c="6"/>&lt;description&gt;USB Controller&lt;/description&gt;<text:line-break/> <text:s text:c="6"/>&lt;product&gt;82801JD/DO (ICH10 Family) USB UHCI Controller #3&lt;/product&gt;<text:line-break/> <text:s text:c="6"/>&lt;vendor&gt;Intel Corporation&lt;/vendor&gt;<text:line-break/> <text:s text:c="6"/>&lt;physid&gt;1d.2&lt;/physid&gt;<text:line-break/> <text:s text:c="6"/>&lt;businfo&gt;pci@0000:00:1d.2&lt;/businfo&gt;<text:line-break/> <text:s text:c="6"/>&lt;version&gt;02&lt;/version&gt;<text:line-break/> <text:s text:c="6"/>&lt;width units="bits"&gt;32&lt;/width&gt;<text:line-break/> <text:s text:c="6"/>&lt;clock units="Hz"&gt;33000000&lt;/clock&gt;<text:line-break/> <text:s text:c="6"/>&lt;configuration&gt;<text:line-break/> <text:s text:c="7"/>&lt;setting id="driver" value="uhci_hcd" /&gt;<text:line-break/> <text:s text:c="7"/>&lt;setting id="latency" value="0" /&gt;<text:line-break/> <text:s text:c="6"/>&lt;/configuration&gt;<text:line-break/> <text:s text:c="6"/>&lt;capabilities&gt;<text:line-break/> <text:s text:c="7"/>&lt;capability id="uhci" &gt;Universal Host Controller Interface (USB1)&lt;/capability&gt;<text:line-break/> <text:s text:c="7"/>&lt;capability id="bus_master" &gt;bus mastering&lt;/capability&gt;<text:line-break/> <text:s text:c="7"/>&lt;capability id="cap_list" &gt;PCI capabilities listing&lt;/capability&gt;<text:line-break/> <text:s text:c="6"/>&lt;/capabilities&gt;<text:line-break/> <text:s text:c="6"/>&lt;resources&gt;<text:line-break/> <text:s text:c="7"/>&lt;resource type="irq" value="18" /&gt;<text:line-break/> <text:s text:c="7"/>&lt;resource type="ioport" value="ff40(size=32)" /&gt;<text:line-break/> <text:s text:c="6"/>&lt;/resources&gt;<text:line-break/> <text:s text:c="5"/>&lt;/node&gt;<text:line-break/> <text:s text:c="5"/>&lt;node</text:span></text:p>
      <text:p text:style-name="P2"><text:span text:style-name="T1"><text:s/>id="usb:7" claimed="true" class="bus" handle="PCI:0000:00:1d.7"&gt;<text:line-break/> <text:s text:c="6"/>&lt;description&gt;USB Controller&lt;/description&gt;<text:line-break/> <text:s text:c="6"/>&lt;product&gt;82801JD/DO (ICH10 Family) USB2 EHCI Controller #1&lt;/product&gt;<text:line-break/> <text:s text:c="6"/>&lt;vendor&gt;Intel Corporation&lt;/vendor&gt;<text:line-break/> <text:s text:c="6"/>&lt;physid&gt;1d.7&lt;/physid&gt;<text:line-break/> <text:s text:c="6"/>&lt;businfo&gt;pci@0000:00:1d.7&lt;/businfo&gt;<text:line-break/> <text:s text:c="6"/>&lt;version&gt;02&lt;/version&gt;<text:line-break/> <text:s text:c="6"/>&lt;width units="bits"&gt;32&lt;/width&gt;<text:line-break/> <text:s text:c="6"/>&lt;clock units="Hz"&gt;33000000&lt;/clock&gt;<text:line-break/> <text:s text:c="6"/>&lt;configuration&gt;<text:line-break/> <text:s text:c="7"/>&lt;setting id="driver" value="ehci_hcd" /&gt;<text:line-break/> <text:s text:c="7"/>&lt;setting id="latency" value="0" /&gt;<text:line-break/> <text:s text:c="6"/>&lt;/configuration&gt;<text:line-break/> <text:s text:c="6"/>&lt;capabilities&gt;<text:line-break/> <text:s text:c="7"/>&lt;capability id="pm" &gt;Power Management&lt;/capability&gt;<text:line-break/> <text:s text:c="7"/>&lt;capability id="debug" &gt;Debug port&lt;/capability&gt;<text:line-break/> <text:s text:c="7"/>&lt;capability id="ehci" &gt;Enhanced Host Controller Interface (USB2)&lt;/capability&gt;<text:line-break/> <text:s text:c="7"/>&lt;capability id="bus_master" &gt;bus mastering&lt;/capability&gt;<text:line-break/> <text:s text:c="7"/>&lt;capability id="cap_list" &gt;PCI capabilities listing&lt;/capability&gt;<text:line-break/> <text:s text:c="6"/>&lt;/capabilities&gt;<text:line-break/></text:span><text:soft-page-break/><text:span text:style-name="T1"> <text:s text:c="6"/>&lt;resources&gt;<text:line-break/> <text:s text:c="7"/>&lt;resource type="irq" value="23" /&gt;<text:line-break/> <text:s text:c="7"/>&lt;resource type="memory" value="ff980000-ff9803ff" /&gt;<text:line-break/> <text:s text:c="6"/>&lt;/resources&gt;<text:line-break/> <text:s text:c="5"/>&lt;/node&gt;<text:line-break/> <text:s text:c="5"/>&lt;node id="pci:3" claimed="true" class="bridge" handle="PCIBUS:0000:04"&gt;<text:line-break/> <text:s text:c="6"/>&lt;description&gt;PCI bridge&lt;/description&gt;<text:line-break/> <text:s text:c="6"/>&lt;product&gt;82801 PCI Bridge&lt;/product&gt;<text:line-break/> <text:s text:c="6"/>&lt;vendor&gt;Intel Corporation&lt;/vendor&gt;<text:line-break/> <text:s text:c="6"/>&lt;physid&gt;1e&lt;/physid&gt;<text:line-break/> <text:s text:c="6"/>&lt;businfo&gt;pci@0000:00:1e.0&lt;/businfo&gt;<text:line-break/> <text:s text:c="6"/>&lt;version&gt;a2&lt;/version&gt;<text:line-break/> <text:s text:c="6"/>&lt;width units="bits"&gt;32&lt;/width&gt;<text:line-break/> <text:s text:c="6"/>&lt;clock units="Hz"&gt;33000000&lt;/clock&gt;<text:line-break/> <text:s text:c="6"/>&lt;capabilities&gt;<text:line-break/> <text:s text:c="7"/>&lt;capability id="pci" /&gt;<text:line-break/> <text:s text:c="7"/>&lt;capability id="subtractive_decode" /&gt;<text:line-break/> <text:s text:c="7"/>&lt;capability id="bus_master" &gt;bus mastering&lt;/capability&gt;<text:line-break/> <text:s text:c="7"/>&lt;capability id="cap_list" &gt;PCI capabilities listing&lt;/capability&gt;<text:line-break/> <text:s text:c="6"/>&lt;/capabilities&gt;<text:line-break/> <text:s text:c="5"/>&lt;/node&gt;<text:line-break/> <text:s text:c="5"/>&lt;node id="isa" claimed="true" class="bridge" handle="PCI:0000:00:1f.0"&gt;<text:line-break/> <text:s text:c="6"/>&lt;description&gt;ISA bridge&lt;/description&gt;<text:line-break/> <text:s text:c="6"/>&lt;product&gt;82801JD (ICH10D) LPC Interface Controller&lt;/product&gt;<text:line-break/> <text:s text:c="6"/>&lt;vendor&gt;Intel Corporation&lt;/vendor&gt;<text:line-break/> <text:s text:c="6"/>&lt;physid&gt;1f&lt;/physid&gt;<text:line-break/> <text:s text:c="6"/>&lt;businfo&gt;pci@0000:00:1f.0&lt;/businfo&gt;<text:line-break/> <text:s text:c="6"/>&lt;version&gt;02&lt;/version&gt;<text:line-break/> <text:s text:c="6"/>&lt;width units="bits"&gt;32&lt;/width&gt;<text:line-break/> <text:s text:c="6"/>&lt;clock units="Hz"&gt;33000000&lt;/clock&gt;<text:line-break/> <text:s text:c="6"/>&lt;configuration&gt;<text:line-break/> <text:s text:c="7"/>&lt;setting id="latency" value="0" /&gt;<text:line-break/> <text:s text:c="6"/>&lt;/configuration&gt;<text:line-break/> <text:s text:c="6"/>&lt;capabilities&gt;<text:line-break/> <text:s text:c="7"/>&lt;capability id="isa" /&gt;<text:line-break/> <text:s text:c="7"/>&lt;capability id="bus_master" &gt;bus mastering&lt;/capability&gt;<text:line-break/> <text:s text:c="7"/>&lt;capability id="cap_list" &gt;PCI capabilities listing&lt;/capability&gt;<text:line-break/> <text:s text:c="6"/>&lt;/capabilities&gt;<text:line-break/> <text:s text:c="5"/>&lt;/node&gt;<text:line-break/> <text:s text:c="5"/>&lt;node id="storage" claimed="true" class="storage" handle="PCI:0000:00:1f.2"&gt;<text:line-break/> <text:s text:c="6"/>&lt;description&gt;SATA controller&lt;/description&gt;<text:line-break/> <text:s text:c="6"/>&lt;product&gt;82801JD/DO (ICH10 Family) SATA AHCI Controller&lt;/product&gt;<text:line-break/> <text:s text:c="6"/>&lt;vendor&gt;Intel Corporation&lt;/vendor&gt;<text:line-break/> <text:s text:c="6"/>&lt;physid&gt;1f.2&lt;/physid&gt;<text:line-break/></text:span><text:soft-page-break/><text:span text:style-name="T1"> <text:s text:c="6"/>&lt;businfo&gt;pci@0000:00:1f.2&lt;/businfo&gt;<text:line-break/> <text:s text:c="6"/>&lt;logicalname&gt;scsi2&lt;/logicalname&gt;<text:line-break/> <text:s text:c="6"/>&lt;logicalname&gt;scsi3&lt;/logicalname&gt;<text:line-break/> <text:s text:c="6"/>&lt;version&gt;02&lt;/version&gt;<text:line-break/> <text:s text:c="6"/>&lt;width units="bits"&gt;32&lt;/width&gt;<text:line-break/> <text:s text:c="6"/>&lt;clock units="Hz"&gt;66000000&lt;/clock&gt;<text:line-break/> <text:s text:c="6"/>&lt;configuration&gt;<text:line-break/> <text:s text:c="7"/>&lt;setting id="driver" value="ahci" /&gt;<text:line-break/> <text:s text:c="7"/>&lt;setting id="latency" value="0" /&gt;<text:line-break/> <text:s text:c="6"/>&lt;/configuration&gt;<text:line-break/> <text:s text:c="6"/>&lt;capabilities&gt;<text:line-break/> <text:s text:c="7"/>&lt;capability id="storage" /&gt;<text:line-break/> <text:s text:c="7"/>&lt;capability id="msi" &gt;Message Signalled Interrupts&lt;/capability&gt;<text:line-break/> <text:s text:c="7"/>&lt;capability id="pm" &gt;Power Management&lt;/capability&gt;<text:line-break/> <text:s text:c="7"/>&lt;capability id="ahci_1.0" /&gt;<text:line-break/> <text:s text:c="7"/>&lt;capability id="bus_master" &gt;bus mastering&lt;/capability&gt;<text:line-break/> <text:s text:c="7"/>&lt;capability id="cap_list" &gt;PCI capabilities listing&lt;/capability&gt;<text:line-break/> <text:s text:c="7"/>&lt;capability id="emulated" &gt;Emulated device&lt;/capability&gt;<text:line-break/> <text:s text:c="6"/>&lt;/capabilities&gt;<text:line-break/> <text:s text:c="6"/>&lt;resources&gt;<text:line-break/> <text:s text:c="7"/>&lt;resource type="irq" value="49" /&gt;<text:line-break/> <text:s text:c="7"/>&lt;resource type="ioport" value="fe00(size=8)" /&gt;<text:line-break/> <text:s text:c="7"/>&lt;resource type="ioport" value="fe10(size=4)" /&gt;<text:line-break/> <text:s text:c="7"/>&lt;resource type="ioport" value="fe20(size=8)" /&gt;<text:line-break/> <text:s text:c="7"/>&lt;resource type="ioport" value="fe30(size=4)" /&gt;<text:line-break/> <text:s text:c="7"/>&lt;resource type="ioport" value="fec0(size=32)" /&gt;<text:line-break/> <text:s text:c="7"/>&lt;resource type="memory" value="f0000000-f00007ff" /&gt;<text:line-break/> <text:s text:c="6"/>&lt;/resources&gt;<text:line-break/> <text:s text:c="7"/>&lt;node id="disk" claimed="true" class="disk" handle="SCSI:02:00:00:00"&gt;<text:line-break/> <text:s text:c="8"/>&lt;description&gt;ATA Disk&lt;/description&gt;<text:line-break/> <text:s text:c="8"/>&lt;product&gt;WDC WD1600AAJS-7&lt;/product&gt;<text:line-break/> <text:s text:c="8"/>&lt;vendor&gt;Western Digital&lt;/vendor&gt;<text:line-break/> <text:s text:c="8"/>&lt;physid&gt;0&lt;/physid&gt;<text:line-break/> <text:s text:c="8"/>&lt;businfo&gt;scsi@2:0.0.0&lt;/businfo&gt;<text:line-break/> <text:s text:c="8"/>&lt;logicalname&gt;/dev/sda&lt;/logicalname&gt;<text:line-break/> <text:s text:c="8"/>&lt;dev&gt;8:0&lt;/dev&gt;<text:line-break/> <text:s text:c="8"/>&lt;version&gt;01.0&lt;/version&gt;<text:line-break/> <text:s text:c="8"/>&lt;serial&gt;WD-WMAV30985562&lt;/serial&gt;<text:line-break/> <text:s text:c="8"/>&lt;size units="bytes"&gt;160000000000&lt;/size&gt;<text:line-break/> <text:s text:c="8"/>&lt;configuration&gt;<text:line-break/> <text:s text:c="9"/>&lt;setting id="ansiversion" value="5" /&gt;<text:line-break/> <text:s text:c="9"/>&lt;setting id="signature" value="4dc5fddf" /&gt;<text:line-break/> <text:s text:c="8"/>&lt;/configuration&gt;<text:line-break/> <text:s text:c="8"/>&lt;capabilities&gt;<text:line-break/></text:span><text:soft-page-break/><text:span text:style-name="T1"> <text:s text:c="9"/>&lt;capability id="partitioned" &gt;Partitioned disk&lt;/capability&gt;<text:line-break/> <text:s text:c="9"/>&lt;capability id="partitioned:dos" &gt;MS-DOS partition table&lt;/capability&gt;<text:line-break/> <text:s text:c="8"/>&lt;/capabilities&gt;<text:line-break/> <text:s text:c="9"/>&lt;node id="volume:0" claimed="true" class="volume" handle=""&gt;<text:line-break/> <text:s text:c="10"/>&lt;description&gt;Windows FAT volume&lt;/description&gt;<text:line-break/> <text:s text:c="10"/>&lt;vendor&gt;Winbond Electronics&lt;/vendor&gt;<text:line-break/> <text:s text:c="10"/>&lt;physid&gt;1&lt;/physid&gt;<text:line-break/> <text:s text:c="10"/>&lt;businfo&gt;scsi@2:0.0.0,1&lt;/businfo&gt;<text:line-break/> <text:s text:c="10"/>&lt;logicalname&gt;/dev/sda1&lt;/logicalname&gt;<text:line-break/> <text:s text:c="10"/>&lt;dev&gt;8:1&lt;/dev&gt;<text:line-break/> <text:s text:c="10"/>&lt;version&gt;FAT16&lt;/version&gt;<text:line-break/> <text:s text:c="10"/>&lt;serial&gt;07d8-0c1e&lt;/serial&gt;<text:line-break/> <text:s text:c="10"/>&lt;size units="bytes"&gt;90413056&lt;/size&gt;<text:line-break/> <text:s text:c="10"/>&lt;capacity&gt;90445824&lt;/capacity&gt;<text:line-break/> <text:s text:c="10"/>&lt;configuration&gt;<text:line-break/> <text:s text:c="11"/>&lt;setting id="FATs" value="2" /&gt;<text:line-break/> <text:s text:c="11"/>&lt;setting id="filesystem" value="fat" /&gt;<text:line-break/> <text:s text:c="11"/>&lt;setting id="label" value="DellUtility" /&gt;<text:line-break/> <text:s text:c="10"/>&lt;/configuration&gt;<text:line-break/> <text:s text:c="10"/>&lt;capabilities&gt;<text:line-break/> <text:s text:c="11"/>&lt;capability id="primary" &gt;Primary partition&lt;/capability&gt;<text:line-break/> <text:s text:c="11"/>&lt;capability id="fat" &gt;Windows FAT&lt;/capability&gt;<text:line-break/> <text:s text:c="11"/>&lt;capability id="initialized" &gt;initialized volume&lt;/capability&gt;<text:line-break/> <text:s text:c="10"/>&lt;/capabilities&gt;<text:line-break/> <text:s text:c="9"/>&lt;/node&gt;<text:line-break/> <text:s text:c="9"/>&lt;node id="volume:1" claimed="true" class="volume" handle=""&gt;<text:line-break/> <text:s text:c="10"/>&lt;description&gt;Windows NTFS volume&lt;/description&gt;<text:line-break/> <text:s text:c="10"/>&lt;physid&gt;2&lt;/physid&gt;<text:line-break/> <text:s text:c="10"/>&lt;businfo&gt;scsi@2:0.0.0,2&lt;/businfo&gt;<text:line-break/> <text:s text:c="10"/>&lt;logicalname&gt;/dev/sda2&lt;/logicalname&gt;<text:line-break/> <text:s text:c="10"/>&lt;dev&gt;8:2&lt;/dev&gt;<text:line-break/> <text:s text:c="10"/>&lt;version&gt;3.1&lt;/version&gt;<text:line-break/> <text:s text:c="10"/>&lt;serial&gt;9e25b74d-0c50-8b44-b1fc-bf87a268a052&lt;/serial&gt;<text:line-break/> <text:s text:c="10"/>&lt;size units="bytes"&gt;19980507648&lt;/size&gt;<text:line-break/> <text:s text:c="10"/>&lt;capacity&gt;20003880960&lt;/capacity&gt;<text:line-break/> <text:s text:c="10"/>&lt;configuration&gt;<text:line-break/> <text:s text:c="11"/>&lt;setting id="clustersize" value="4096" /&gt;<text:line-break/> <text:s text:c="11"/>&lt;setting id="created" value="2008-12-31 05:04:06" /&gt;<text:line-break/> <text:s text:c="11"/>&lt;setting id="filesystem" value="ntfs" /&gt;<text:line-break/> <text:s text:c="11"/>&lt;setting id="label" value="OS" /&gt;<text:line-break/> <text:s text:c="11"/>&lt;setting id="state" value="clean" /&gt;<text:line-break/> <text:s text:c="10"/>&lt;/configuration&gt;<text:line-break/> <text:s text:c="10"/>&lt;capabilities&gt;<text:line-break/> <text:s text:c="11"/>&lt;capability id="primary" &gt;Primary partition&lt;/capability&gt;<text:line-break/></text:span><text:soft-page-break/><text:span text:style-name="T1"> <text:s text:c="11"/>&lt;capability id="bootable" &gt;Bootable partition (active)&lt;/capability&gt;<text:line-break/> <text:s text:c="11"/>&lt;capability id="ntfs" &gt;Windows NTFS&lt;/capability&gt;<text:line-break/> <text:s text:c="11"/>&lt;capability id="initialized" &gt;initialized volume&lt;/capability&gt;<text:line-break/> <text:s text:c="10"/>&lt;/capabilities&gt;<text:line-break/> <text:s text:c="9"/>&lt;/node&gt;<text:line-break/> <text:s text:c="9"/>&lt;node id="volume:2" claimed="true" class="volume" handle=""&gt;<text:line-break/> <text:s text:c="10"/>&lt;description&gt;Extended partition&lt;/description&gt;<text:line-break/> <text:s text:c="10"/>&lt;physid&gt;3&lt;/physid&gt;<text:line-break/> <text:s text:c="10"/>&lt;businfo&gt;scsi@2:0.0.0,3&lt;/businfo&gt;<text:line-break/> <text:s text:c="10"/>&lt;logicalname&gt;/dev/sda3&lt;/logicalname&gt;<text:line-break/> <text:s text:c="10"/>&lt;dev&gt;8:3&lt;/dev&gt;<text:line-break/> <text:s text:c="10"/>&lt;size units="bytes"&gt;69997101568&lt;/size&gt;<text:line-break/> <text:s text:c="10"/>&lt;capacity&gt;69997101568&lt;/capacity&gt;<text:line-break/> <text:s text:c="10"/>&lt;capabilities&gt;<text:line-break/> <text:s text:c="11"/>&lt;capability id="primary" &gt;Primary partition&lt;/capability&gt;<text:line-break/> <text:s text:c="11"/>&lt;capability id="extended" &gt;Extended partition&lt;/capability&gt;<text:line-break/> <text:s text:c="11"/>&lt;capability id="partitioned" &gt;Partitioned disk&lt;/capability&gt;<text:line-break/> <text:s text:c="11"/>&lt;capability id="partitioned:extended" &gt;Extended partition&lt;/capability&gt;<text:line-break/> <text:s text:c="10"/>&lt;/capabilities&gt;<text:line-break/> <text:s text:c="11"/>&lt;node id="logicalvolume:0" claimed="true" class="volume" handle=""&gt;<text:line-break/> <text:s text:c="12"/>&lt;description&gt;Linux filesystem partition&lt;/description&gt;<text:line-break/> <text:s text:c="12"/>&lt;physid&gt;5&lt;/physid&gt;<text:line-break/> <text:s text:c="12"/>&lt;logicalname&gt;/dev/sda5&lt;/logicalname&gt;<text:line-break/> <text:s text:c="12"/>&lt;dev&gt;8:5&lt;/dev&gt;<text:line-break/> <text:s text:c="12"/>&lt;capacity&gt;61993903104&lt;/capacity&gt;<text:line-break/> <text:s text:c="11"/>&lt;/node&gt;<text:line-break/> <text:s text:c="11"/>&lt;node id="logicalvolume:1" claimed="true" class="volume" handle=""&gt;<text:line-break/> <text:s text:c="12"/>&lt;description&gt;Linux swap / Solaris partition&lt;/description&gt;<text:line-break/> <text:s text:c="12"/>&lt;physid&gt;6&lt;/physid&gt;<text:line-break/> <text:s text:c="12"/>&lt;logicalname&gt;/dev/sda6&lt;/logicalname&gt;<text:line-break/> <text:s text:c="12"/>&lt;dev&gt;8:6&lt;/dev&gt;<text:line-break/> <text:s text:c="12"/>&lt;capacity&gt;8003165184&lt;/capacity&gt;<text:line-break/> <text:s text:c="12"/>&lt;capabilities&gt;<text:line-break/> <text:s text:c="13"/>&lt;capability id="nofs" &gt;No filesystem&lt;/capability&gt;<text:line-break/> <text:s text:c="12"/>&lt;/capabilities&gt;<text:line-break/> <text:s text:c="11"/>&lt;/node&gt;<text:line-break/> <text:s text:c="9"/>&lt;/node&gt;<text:line-break/> <text:s text:c="9"/>&lt;node id="volume:3" claimed="true" class="volume" handle=""&gt;<text:line-break/> <text:s text:c="10"/>&lt;description&gt;EXT4 volume&lt;/description&gt;<text:line-break/> <text:s text:c="10"/>&lt;vendor&gt;Linux&lt;/vendor&gt;<text:line-break/> <text:s text:c="10"/>&lt;physid&gt;4&lt;/physid&gt;<text:line-break/> <text:s text:c="10"/>&lt;businfo&gt;scsi@2:0.0.0,4&lt;/businfo&gt;<text:line-break/> <text:s text:c="10"/>&lt;logicalname&gt;/dev/sda4&lt;/logicalname&gt;<text:line-break/> <text:s text:c="10"/>&lt;logicalname&gt;/&lt;/logicalname&gt;<text:line-break/></text:span><text:soft-page-break/><text:span text:style-name="T1"> <text:s text:c="10"/>&lt;dev&gt;8:4&lt;/dev&gt;<text:line-break/> <text:s text:c="10"/>&lt;version&gt;1.0&lt;/version&gt;<text:line-break/> <text:s text:c="10"/>&lt;serial&gt;e444f949-94f5-4586-8686-49a00f89db2f&lt;/serial&gt;<text:line-break/> <text:s text:c="10"/>&lt;size units="bytes"&gt;69907513344&lt;/size&gt;<text:line-break/> <text:s text:c="10"/>&lt;capacity&gt;69907513344&lt;/capacity&gt;<text:line-break/> <text:s text:c="10"/>&lt;configuration&gt;<text:line-break/> <text:s text:c="11"/>&lt;setting id="created" value="2012-03-05 11:43:26" /&gt;<text:line-break/> <text:s text:c="11"/>&lt;setting id="filesystem" value="ext4" /&gt;<text:line-break/> <text:s text:c="11"/>&lt;setting id="lastmountpoint" value="/" /&gt;<text:line-break/> <text:s text:c="11"/>&lt;setting id="modified" value="2012-09-07 13:47:16" /&gt;<text:line-break/> <text:s text:c="11"/>&lt;setting id="mount.fstype" value="ext4" /&gt;<text:line-break/> <text:s text:c="11"/>&lt;setting id="mount.options" value="rw,relatime,errors=remount-ro,user_xattr,acl,barrier=1,data=ordered" /&gt;<text:line-break/> <text:s text:c="11"/>&lt;setting id="mounted" value="2012-11-27 17:43:07" /&gt;<text:line-break/> <text:s text:c="11"/>&lt;setting id="state" value="mounted" /&gt;<text:line-break/> <text:s text:c="10"/>&lt;/configuration&gt;<text:line-break/> <text:s text:c="10"/>&lt;capabilities&gt;<text:line-break/> <text:s text:c="11"/>&lt;capability id="primary" &gt;Primary partition&lt;/capability&gt;<text:line-break/> <text:s text:c="11"/>&lt;capability id="journaled" /&gt;<text:line-break/> <text:s text:c="11"/>&lt;capability id="extended_attributes" &gt;Extended Attributes&lt;/capability&gt;<text:line-break/> <text:s text:c="11"/>&lt;capability id="large_files" &gt;4GB+ files&lt;/capability&gt;<text:line-break/> <text:s text:c="11"/>&lt;capability id="huge_files" &gt;16TB+</text:span></text:p>
      <text:p text:style-name="P2"><text:span text:style-name="T1"><text:s/>files&lt;/capability&gt;<text:line-break/> <text:s text:c="11"/>&lt;capability id="dir_nlink" &gt;directories with 65000+ subdirs&lt;/capability&gt;<text:line-break/> <text:s text:c="11"/>&lt;capability id="recover" &gt;needs recovery&lt;/capability&gt;<text:line-break/> <text:s text:c="11"/>&lt;capability id="extents" &gt;extent-based allocation&lt;/capability&gt;<text:line-break/> <text:s text:c="11"/>&lt;capability id="ext4" /&gt;<text:line-break/> <text:s text:c="11"/>&lt;capability id="ext2" &gt;EXT2/EXT3&lt;/capability&gt;<text:line-break/> <text:s text:c="11"/>&lt;capability id="initialized" &gt;initialized volume&lt;/capability&gt;<text:line-break/> <text:s text:c="10"/>&lt;/capabilities&gt;<text:line-break/> <text:s text:c="9"/>&lt;/node&gt;<text:line-break/> <text:s text:c="7"/>&lt;/node&gt;<text:line-break/> <text:s text:c="7"/>&lt;node id="cdrom" claimed="true" class="disk" handle="SCSI:03:00:00:00"&gt;<text:line-break/> <text:s text:c="8"/>&lt;description&gt;DVD-RAM writer&lt;/description&gt;<text:line-break/> <text:s text:c="8"/>&lt;product&gt;DVD+-RW TS-H653F&lt;/product&gt;<text:line-break/> <text:s text:c="8"/>&lt;vendor&gt;TSSTcorp&lt;/vendor&gt;<text:line-break/> <text:s text:c="8"/>&lt;physid&gt;1&lt;/physid&gt;<text:line-break/> <text:s text:c="8"/>&lt;businfo&gt;scsi@3:0.0.0&lt;/businfo&gt;<text:line-break/> <text:s text:c="8"/>&lt;logicalname&gt;/dev/cdrom&lt;/logicalname&gt;<text:line-break/> <text:s text:c="8"/>&lt;logicalname&gt;/dev/cdrw&lt;/logicalname&gt;<text:line-break/> <text:s text:c="8"/>&lt;logicalname&gt;/dev/dvd&lt;/logicalname&gt;<text:line-break/> <text:s text:c="8"/>&lt;logicalname&gt;/dev/dvdrw&lt;/logicalname&gt;<text:line-break/> <text:s text:c="8"/>&lt;logicalname&gt;/dev/scd0&lt;/logicalname&gt;<text:line-break/> <text:s text:c="8"/>&lt;logicalname&gt;/dev/sr0&lt;/logicalname&gt;<text:line-break/></text:span><text:soft-page-break/><text:span text:style-name="T1"> <text:s text:c="8"/>&lt;dev&gt;11:0&lt;/dev&gt;<text:line-break/> <text:s text:c="8"/>&lt;version&gt;D200&lt;/version&gt;<text:line-break/> <text:s text:c="8"/>&lt;configuration&gt;<text:line-break/> <text:s text:c="9"/>&lt;setting id="ansiversion" value="5" /&gt;<text:line-break/> <text:s text:c="9"/>&lt;setting id="status" value="nodisc" /&gt;<text:line-break/> <text:s text:c="8"/>&lt;/configuration&gt;<text:line-break/> <text:s text:c="8"/>&lt;capabilities&gt;<text:line-break/> <text:s text:c="9"/>&lt;capability id="removable" &gt;support is removable&lt;/capability&gt;<text:line-break/> <text:s text:c="9"/>&lt;capability id="audio" &gt;Audio CD playback&lt;/capability&gt;<text:line-break/> <text:s text:c="9"/>&lt;capability id="cd-r" &gt;CD-R burning&lt;/capability&gt;<text:line-break/> <text:s text:c="9"/>&lt;capability id="cd-rw" &gt;CD-RW burning&lt;/capability&gt;<text:line-break/> <text:s text:c="9"/>&lt;capability id="dvd" &gt;DVD playback&lt;/capability&gt;<text:line-break/> <text:s text:c="9"/>&lt;capability id="dvd-r" &gt;DVD-R burning&lt;/capability&gt;<text:line-break/> <text:s text:c="9"/>&lt;capability id="dvd-ram" &gt;DVD-RAM burning&lt;/capability&gt;<text:line-break/> <text:s text:c="8"/>&lt;/capabilities&gt;<text:line-break/> <text:s text:c="7"/>&lt;/node&gt;<text:line-break/> <text:s text:c="5"/>&lt;/node&gt;<text:line-break/> <text:s text:c="5"/>&lt;node id="serial" class="bus" handle="PCI:0000:00:1f.3"&gt;<text:line-break/> <text:s text:c="6"/>&lt;description&gt;SMBus&lt;/description&gt;<text:line-break/> <text:s text:c="6"/>&lt;product&gt;82801JD/DO (ICH10 Family) SMBus Controller&lt;/product&gt;<text:line-break/> <text:s text:c="6"/>&lt;vendor&gt;Intel Corporation&lt;/vendor&gt;<text:line-break/> <text:s text:c="6"/>&lt;physid&gt;1f.3&lt;/physid&gt;<text:line-break/> <text:s text:c="6"/>&lt;businfo&gt;pci@0000:00:1f.3&lt;/businfo&gt;<text:line-break/> <text:s text:c="6"/>&lt;version&gt;02&lt;/version&gt;<text:line-break/> <text:s text:c="6"/>&lt;width units="bits"&gt;64&lt;/width&gt;<text:line-break/> <text:s text:c="6"/>&lt;clock units="Hz"&gt;33000000&lt;/clock&gt;<text:line-break/> <text:s text:c="6"/>&lt;configuration&gt;<text:line-break/> <text:s text:c="7"/>&lt;setting id="latency" value="0" /&gt;<text:line-break/> <text:s text:c="6"/>&lt;/configuration&gt;<text:line-break/> <text:s text:c="6"/>&lt;resources&gt;<text:line-break/> <text:s text:c="7"/>&lt;resource type="memory" value="fe6db000-fe6db0ff" /&gt;<text:line-break/> <text:s text:c="7"/>&lt;resource type="ioport" value="ece0(size=32)" /&gt;<text:line-break/> <text:s text:c="6"/>&lt;/resources&gt;<text:line-break/> <text:s text:c="5"/>&lt;/node&gt;<text:line-break/> <text:s text:c="3"/>&lt;/node&gt;<text:line-break/> <text:s text:c="3"/>&lt;node id="scsi:0" claimed="true" class="storage" handle="SCSI:10"&gt;<text:line-break/> <text:s text:c="4"/>&lt;physid&gt;1&lt;/physid&gt;<text:line-break/> <text:s text:c="4"/>&lt;businfo&gt;usb@2:2&lt;/businfo&gt;<text:line-break/> <text:s text:c="4"/>&lt;logicalname&gt;scsi10&lt;/logicalname&gt;<text:line-break/> <text:s text:c="4"/>&lt;configuration&gt;<text:line-break/> <text:s text:c="5"/>&lt;setting id="driver" value="usb-storage" /&gt;<text:line-break/> <text:s text:c="4"/>&lt;/configuration&gt;<text:line-break/> <text:s text:c="4"/>&lt;capabilities&gt;<text:line-break/> <text:s text:c="5"/>&lt;capability id="emulated" &gt;Emulated device&lt;/capability&gt;<text:line-break/></text:span><text:soft-page-break/><text:span text:style-name="T1"> <text:s text:c="5"/>&lt;capability id="scsi-host" &gt;SCSI host adapter&lt;/capability&gt;<text:line-break/> <text:s text:c="4"/>&lt;/capabilities&gt;<text:line-break/> <text:s text:c="5"/>&lt;node id="disk" claimed="true" class="disk" handle="SCSI:10:00:00:00"&gt;<text:line-break/> <text:s text:c="6"/>&lt;description&gt;SCSI Disk&lt;/description&gt;<text:line-break/> <text:s text:c="6"/>&lt;physid&gt;0.0.0&lt;/physid&gt;<text:line-break/> <text:s text:c="6"/>&lt;businfo&gt;scsi@10:0.0.0&lt;/businfo&gt;<text:line-break/> <text:s text:c="6"/>&lt;logicalname&gt;/dev/sdb&lt;/logicalname&gt;<text:line-break/> <text:s text:c="6"/>&lt;dev&gt;8:16&lt;/dev&gt;<text:line-break/> <text:s text:c="6"/>&lt;size units="bytes"&gt;8127512576&lt;/size&gt;<text:line-break/> <text:s text:c="6"/>&lt;capabilities&gt;<text:line-break/> <text:s text:c="7"/>&lt;capability id="partitioned" &gt;Partitioned disk&lt;/capability&gt;<text:line-break/> <text:s text:c="7"/>&lt;capability id="partitioned:dos" &gt;MS-DOS partition table&lt;/capability&gt;<text:line-break/> <text:s text:c="6"/>&lt;/capabilities&gt;<text:line-break/> <text:s text:c="7"/>&lt;node id="volume" claimed="true" class="volume" handle=""&gt;<text:line-break/> <text:s text:c="8"/>&lt;description&gt;Windows FAT volume&lt;/description&gt;<text:line-break/> <text:s text:c="8"/>&lt;vendor&gt;MSWIN4.1&lt;/vendor&gt;<text:line-break/> <text:s text:c="8"/>&lt;physid&gt;1&lt;/physid&gt;<text:line-break/> <text:s text:c="8"/>&lt;businfo&gt;scsi@10:0.0.0,1&lt;/businfo&gt;<text:line-break/> <text:s text:c="8"/>&lt;logicalname&gt;/dev/sdb1&lt;/logicalname&gt;<text:line-break/> <text:s text:c="8"/>&lt;logicalname&gt;/media/KINGSTON&lt;/logicalname&gt;<text:line-break/> <text:s text:c="8"/>&lt;dev&gt;8:17&lt;/dev&gt;<text:line-break/> <text:s text:c="8"/>&lt;version&gt;FAT32&lt;/version&gt;<text:line-break/> <text:s text:c="8"/>&lt;serial&gt;9560-705a&lt;/serial&gt;<text:line-break/> <text:s text:c="8"/>&lt;size units="bytes"&gt;8118312960&lt;/size&gt;<text:line-break/> <text:s text:c="8"/>&lt;capacity&gt;8123383808&lt;/capacity&gt;<text:line-break/> <text:s text:c="8"/>&lt;configuration&gt;<text:line-break/> <text:s text:c="9"/>&lt;setting id="FATs" value="2" /&gt;<text:line-break/> <text:s text:c="9"/>&lt;setting id="filesystem" value="fat" /&gt;<text:line-break/> <text:s text:c="9"/>&lt;setting id="mount.fstype" value="vfat" /&gt;<text:line-break/> <text:s text:c="9"/>&lt;setting id="mount.options" value="rw,nosuid,nodev,relatime,uid=1000,gid=1000,fmask=0022,dmask=0077,codepage=cp437,iocharset=iso8859-1,shortname=mixed,showexec,utf8,flush,errors=remount-ro" /&gt;<text:line-break/> <text:s text:c="9"/>&lt;setting id="state" value="mounted" /&gt;<text:line-break/> <text:s text:c="8"/>&lt;/configuration&gt;<text:line-break/> <text:s text:c="8"/>&lt;capabilities&gt;<text:line-break/> <text:s text:c="9"/>&lt;capability id="primary" &gt;Primary partition&lt;/capability&gt;<text:line-break/> <text:s text:c="9"/>&lt;capability id="bootable" &gt;Bootable partition (active)&lt;/capability&gt;<text:line-break/> <text:s text:c="9"/>&lt;capability id="fat" &gt;Windows FAT&lt;/capability&gt;<text:line-break/> <text:s text:c="9"/>&lt;capability id="initialized" &gt;initialized volume&lt;/capability&gt;<text:line-break/> <text:s text:c="8"/>&lt;/capabilities&gt;<text:line-break/> <text:s text:c="7"/>&lt;/node&gt;<text:line-break/> <text:s text:c="5"/>&lt;/node&gt;<text:line-break/> <text:s text:c="3"/>&lt;/node&gt;<text:line-break/> <text:s text:c="3"/>&lt;node id="scsi:1" claimed="true" class="storage" handle="SCSI:09"&gt;<text:line-break/></text:span><text:soft-page-break/><text:span text:style-name="T1"> <text:s text:c="4"/>&lt;physid&gt;2&lt;/physid&gt;<text:line-break/> <text:s text:c="4"/>&lt;businfo&gt;usb@2:5&lt;/businfo&gt;<text:line-break/> <text:s text:c="4"/>&lt;logicalname&gt;scsi9&lt;/logicalname&gt;<text:line-break/> <text:s text:c="4"/>&lt;configuration&gt;<text:line-break/> <text:s text:c="5"/>&lt;setting id="driver" value="usb-storage" /&gt;<text:line-break/> <text:s text:c="4"/>&lt;/configuration&gt;<text:line-break/> <text:s text:c="4"/>&lt;capabilities&gt;<text:line-break/> <text:s text:c="5"/>&lt;capability id="emulated" &gt;Emulated device&lt;/capability&gt;<text:line-break/> <text:s text:c="5"/>&lt;capability id="scsi-host" &gt;SCSI host adapter&lt;/capability&gt;<text:line-break/> <text:s text:c="4"/>&lt;/capabilities&gt;<text:line-break/> <text:s text:c="5"/>&lt;node id="disk" claimed="true" class="disk" handle="SCSI:09:00:00:00"&gt;<text:line-break/> <text:s text:c="6"/>&lt;description&gt;SCSI Disk&lt;/description&gt;<text:line-break/> <text:s text:c="6"/>&lt;physid&gt;0.0.0&lt;/physid&gt;<text:line-break/> <text:s text:c="6"/>&lt;businfo&gt;scsi@9:0.0.0&lt;/businfo&gt;<text:line-break/> <text:s text:c="6"/>&lt;logicalname&gt;/dev/sdc&lt;/logicalname&gt;<text:line-break/> <text:s text:c="6"/>&lt;dev&gt;8:32&lt;/dev&gt;<text:line-break/> <text:s text:c="6"/>&lt;size units="bytes"&gt;1000204886016&lt;/size&gt;<text:line-break/> <text:s text:c="6"/>&lt;configuration&gt;<text:line-break/> <text:s text:c="7"/>&lt;setting id="signature" value="454c2d9e" /&gt;<text:line-break/> <text:s text:c="6"/>&lt;/configuration&gt;<text:line-break/> <text:s text:c="6"/>&lt;capabilities&gt;<text:line-break/> <text:s text:c="7"/>&lt;capability id="partitioned" &gt;Partitioned disk&lt;/capability&gt;<text:line-break/> <text:s text:c="7"/>&lt;capability id="partitioned:dos" &gt;MS-DOS partition table&lt;/capability&gt;<text:line-break/> <text:s text:c="6"/>&lt;/capabilities&gt;<text:line-break/> <text:s text:c="7"/>&lt;node id="volume" claimed="true" class="volume" handle=""&gt;<text:line-break/> <text:s text:c="8"/>&lt;description&gt;Windows NTFS volume&lt;/description&gt;<text:line-break/> <text:s text:c="8"/>&lt;physid&gt;1&lt;/physid&gt;<text:line-break/> <text:s text:c="8"/>&lt;businfo&gt;scsi@9:0.0.0,1&lt;/businfo&gt;<text:line-break/> <text:s text:c="8"/>&lt;logicalname&gt;/dev/sdc1&lt;/logicalname&gt;<text:line-break/> <text:s text:c="8"/>&lt;logicalname&gt;/media/LaCie&lt;/logicalname&gt;<text:line-break/> <text:s text:c="8"/>&lt;dev&gt;8:33&lt;/dev&gt;<text:line-break/> <text:s text:c="8"/>&lt;version&gt;3.1&lt;/version&gt;<text:line-break/> <text:s text:c="8"/>&lt;serial&gt;74b50f55-0672-8b4b-a849-2bc51a64720b&lt;/serial&gt;<text:line-break/> <text:s text:c="8"/>&lt;size units="bytes"&gt;1000202208256&lt;/size&gt;<text:line-break/> <text:s text:c="8"/>&lt;capacity&gt;1000202241024&lt;/capacity&gt;<text:line-break/> <text:s text:c="8"/>&lt;configuration&gt;<text:line-break/> <text:s text:c="9"/>&lt;setting id="clustersize" value="4096" /&gt;<text:line-break/> <text:s text:c="9"/>&lt;setting id="created" value="2008-09-12 13:48:05" /&gt;<text:line-break/> <text:s text:c="9"/>&lt;setting id="filesystem" value="ntfs" /&gt;<text:line-break/> <text:s text:c="9"/>&lt;setting id="label" value="LaCie" /&gt;<text:line-break/> <text:s text:c="9"/>&lt;setting id="mount.fstype" value="fuseblk" /&gt;<text:line-break/> <text:s text:c="9"/>&lt;setting id="mount.options" value="rw,nosuid,nodev,relatime,user_id=0,group_id=0,default_permissions,allow_other,blksize=4096" /&gt;<text:line-break/></text:span><text:soft-page-break/><text:span text:style-name="T1"> <text:s text:c="9"/>&lt;setting id="state" value="mounted" /&gt;<text:line-break/> <text:s text:c="8"/>&lt;/configuration&gt;<text:line-break/> <text:s text:c="8"/>&lt;capabilities&gt;<text:line-break/> <text:s text:c="9"/>&lt;capability id="primary" &gt;Primary partition&lt;/capability&gt;<text:line-break/> <text:s text:c="9"/>&lt;capability id="ntfs" &gt;Windows NTFS&lt;/capability&gt;<text:line-break/> <text:s text:c="9"/>&lt;capability id="initialized" &gt;initialized volume&lt;/capability&gt;<text:line-break/> <text:s text:c="8"/>&lt;/capabilities&gt;<text:line-break/> <text:s text:c="7"/>&lt;/node&gt;<text:line-break/> <text:s text:c="5"/>&lt;/node&gt;<text:line-break/> <text:s text:c="3"/>&lt;/node&gt;<text:line-break/> <text:s/>&lt;/node&gt;<text:line-break/>&lt;/node&gt;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nsolas" svg:font-family="Consolas, 'Liberation Mono', 'Andale Mono', monospace, fixed, 'Courier New', Courier"/>
    <style:font-face style:name="Mangal1" svg:font-family="Mangal"/>
    <style:font-face style:name="arial" svg:font-family="arial, sans, sans-serif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adornments="Negrita" style:font-family-generic="swiss" style:font-pitch="variable"/>
    <style:font-face style:name="Tahoma" svg:font-family="Tahoma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ubtituloPortadaYDemostrativos" style:family="paragraph" style:parent-style-name="Standard" style:master-page-name="">
      <style:paragraph-properties fo:margin-top="0cm" fo:margin-bottom="0cm" style:page-number="auto"/>
      <style:text-properties fo:font-size="14pt" style:font-size-asian="10.5pt"/>
    </style:style>
    <style:style style:name="Frame_20_contents" style:display-name="Frame contents" style:family="paragraph" style:parent-style-name="Text_20_body" style:class="extra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Heading_20_1" style:display-name="Heading 1" style:family="paragraph" style:parent-style-name="Header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er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er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er" style:class="index">
      <style:paragraph-properties fo:margin="100%"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eroPagina" style:family="paragraph" style:parent-style-name="Header" style:master-page-name="">
      <style:paragraph-properties fo:text-align="end" style:justify-single-word="false" style:page-number="auto"/>
      <style:text-properties style:font-name="Tahoma" fo:font-size="8pt"/>
    </style:style>
    <style:style style:name="TituloDemostrativo" style:family="paragraph" style:parent-style-name="SubtituloPortadaYDemostrativos" style:master-page-name="">
      <style:paragraph-properties fo:margin-top="0cm" fo:margin-bottom="1cm" style:page-number="auto"/>
      <style:text-properties fo:font-size="17pt" fo:font-weight="normal" style:font-size-asian="10.5pt"/>
    </style:style>
    <style:style style:name="Nivel1" style:family="paragraph" style:parent-style-name="SubtituloPortadaYDemostrativos" style:master-page-name="">
      <style:paragraph-properties fo:margin-top="0cm" fo:margin-bottom="1cm" style:page-number="auto"/>
      <style:text-properties style:font-name="Tahoma1" fo:font-size="10.5pt" fo:font-weight="bold" style:font-size-asian="10.5pt"/>
    </style:style>
    <style:style style:name="TablaContenidosDemostrativo" style:family="paragraph" style:parent-style-name="SubtituloPortadaYDemostrativos" style:master-page-name="">
      <style:paragraph-properties fo:text-align="justify" style:justify-single-word="false" style:page-number="auto"/>
      <style:text-properties fo:font-size="10.5pt" style:font-size-asian="10.5pt"/>
    </style:style>
    <style:style style:name="Textos" style:family="paragraph" style:parent-style-name="Footer" style:master-page-name="">
      <style:paragraph-properties fo:margin-top="0cm" fo:margin-bottom="1cm" style:page-number="auto"/>
      <style:text-properties style:font-name="Tahoma" fo:font-size="10pt" style:font-size-asian="10.5pt"/>
    </style:style>
    <style:style style:name="Enumeraciones" style:family="paragraph" style:parent-style-name="Textos" style:master-page-name="">
      <style:paragraph-properties fo:margin-top="0cm" fo:margin-bottom="0cm" style:page-number="auto"/>
      <style:text-properties style:font-size-asian="10.5pt"/>
    </style:style>
    <style:style style:name="TituloColumnaTabla" style:family="paragraph" style:parent-style-name="Textos" style:master-page-name="">
      <style:paragraph-properties fo:margin-top="0cm" fo:margin-bottom="0cm" fo:text-align="center" style:justify-single-word="false" style:page-number="auto"/>
      <style:text-properties style:font-size-asian="10.5pt"/>
    </style:style>
    <style:style style:name="CuerpoTabla" style:family="paragraph" style:parent-style-name="Enumeraciones" style:master-page-name="">
      <style:paragraph-properties style:page-number="auto"/>
      <style:text-properties style:font-size-asian="10.5pt"/>
    </style:style>
    <style:style style:name="PieTablaIlustraciones" style:family="paragraph" style:parent-style-name="SubtituloPortadaYDemostrativos" style:master-page-name="">
      <style:paragraph-properties fo:margin="100%" fo:margin-left="0.101cm" fo:margin-right="0cm" fo:text-indent="0cm" style:auto-text-indent="false" style:page-number="auto"/>
      <style:text-properties fo:font-size="8pt" style:font-size-asian="10.5pt"/>
    </style:style>
    <style:style style:name="Tabla_20_contenidos_20_nivel1" style:display-name="Tabla contenidos nivel1" style:family="paragraph" style:parent-style-name="TablaContenidosDemostrativo" style:master-page-name="">
      <style:paragraph-properties fo:margin="100%" fo:margin-left="0cm" fo:margin-right="0cm" fo:margin-top="1cm" fo:margin-bottom="0.3cm" fo:text-indent="0cm" style:auto-text-indent="false" style:page-number="auto"/>
      <style:text-properties style:font-name="Tahoma" fo:font-size="10.1000003814697pt" style:font-size-asian="10.5pt"/>
    </style:style>
    <style:style style:name="Tabla_20_contenidos_20_nivel2" style:display-name="Tabla contenidos nivel2" style:family="paragraph" style:parent-style-name="TablaContenidosDemostrativo" style:master-page-name="">
      <style:paragraph-properties fo:margin="100%" fo:margin-left="0cm" fo:margin-right="0cm" fo:margin-top="0cm" fo:margin-bottom="0cm" fo:text-indent="0.199cm" style:auto-text-indent="false" style:page-number="auto"/>
      <style:text-properties style:font-name="Tahoma" fo:font-size="10pt" style:font-size-asian="10.5pt"/>
    </style:style>
    <style:style style:name="Nivel2" style:family="paragraph" style:parent-style-name="Nivel1" style:master-page-name="">
      <style:paragraph-properties style:page-number="auto"/>
      <style:text-properties fo:font-size="10.3999996185303pt" style:font-size-asian="10.5pt"/>
    </style:style>
    <style:style style:name="Nivel3" style:family="paragraph" style:parent-style-name="Tabla_20_contenidos_20_nivel2" style:master-page-name="">
      <style:paragraph-properties fo:margin="100%" fo:margin-left="0cm" fo:margin-right="0cm" fo:margin-top="0cm" fo:margin-bottom="1cm" fo:text-align="start" style:justify-single-word="false" fo:text-indent="0cm" style:auto-text-indent="false" style:page-number="auto"/>
      <style:text-properties fo:font-size="10.3000001907349pt" fo:font-weight="bold" style:font-size-asian="10.5pt"/>
    </style:style>
    <style:style style:name="Tablas" style:family="paragraph" style:parent-style-name="Standard" style:master-page-name="">
      <style:paragraph-properties style:page-number="auto"/>
      <style:text-properties style:font-size-asian="10.5pt"/>
    </style:style>
    <style:style style:name="Preformatted_20_Text" style:display-name="Preformatted Text" style:family="paragraph" style:parent-style-name="Standard" style:class="html">
      <style:paragraph-properties fo:margin-top="0cm" fo:margin-bottom="0cm" fo:background-color="#ffffff">
        <style:background-image/>
      </style:paragraph-properties>
      <style:text-properties style:font-name="Courier New" fo:font-size="10pt" style:font-name-asian="NSimSun" style:font-size-asian="10pt" style:font-name-complex="Courier New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NSimSun" style:font-name-complex="Courier New"/>
    </style:style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space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75cm" fo:margin-left="0cm" fo:margin-right="0cm" fo:margin-bottom="0.499cm" style:dynamic-spacing="false"/>
      </style:header-style>
      <style:footer-style>
        <style:header-footer-properties fo:min-height="1.039cm" fo:margin-left="0cm" fo:margin-right="0cm" fo:margin-top="0.499cm" style:shadow="none" style:dynamic-spacing="false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/>
    <style:master-page style:name="HTML" style:page-layout-name="Mpm2"/>
    <style:master-page style:name="Pagina" style:page-layout-name="Mpm3">
      <style:header>
        <text:p text:style-name="NumeroPagina"><draw:frame draw:style-name="Mfr1" draw:name="gráficos3" text:anchor-type="paragraph" svg:x="-0.069cm" svg:y="0.106cm" svg:width="3.328cm" svg:height="1.101cm" draw:z-index="54"><draw:image xlink:href="Pictures/100002010000016300000050DAFB9A08.png" xlink:type="simple" xlink:show="embed" xlink:actuate="onLoad"/></draw:frame><draw:frame draw:style-name="Mfr2" draw:name="gráficos1" text:anchor-type="paragraph" svg:x="0cm" svg:y="24.908cm" svg:width="17cm" svg:height="4.05cm" draw:z-index="19"><draw:image xlink:href="Pictures/10000000000009500000023832C36E14.png" xlink:type="simple" xlink:show="embed" xlink:actuate="onLoad"/></draw:frame><text:tab/><text:tab/><text:tab/><text:tab/><text:tab/><text:tab/><text:tab/><text:tab/><text:tab/><text:tab/><text:tab/><text:tab/><text:tab/><text:page-number text:select-page="current">2</text:page-number></text:p>
      </style:header>
      <style:footer>
        <text:p text:style-name="Footer"/>
      </style:footer>
    </style:master-page>
    <style:master-page style:name="PortadaDemostrativos" style:page-layout-name="Mpm4">
      <style:header>
        <text:p text:style-name="NumeroPagina"><text:bookmark-start text:name="__RefHeading__453_1352885363"/><text:tab/><text:tab/><text:tab/><text:tab/><text:tab/><text:tab/><text:tab/><text:tab/><text:tab/><text:tab/><text:tab/><text:tab/><text:tab/><text:tab/><text:tab/><text:tab/><text:tab/><text:tab/><text:tab/><text:tab/><text:tab/><text:tab/><text:tab/><text:tab/><text:page-number text:select-page="current">1</text:page-number><text:tab/><text:bookmark-end text:name="__RefHeading__453_1352885363"/></text:p>
      </style:header>
      <style:footer>
        <text:p text:style-name="Footer"><draw:frame draw:style-name="Mfr1" draw:name="gráficos4" text:anchor-type="paragraph" svg:x="0cm" svg:y="2.699cm" svg:width="20.999cm" svg:height="14.526cm" draw:z-index="70"><draw:image xlink:href="Pictures/200000090000099C000038BD3C835811.svm" xlink:type="simple" xlink:show="embed" xlink:actuate="onLoad"/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21T13:23:03.73</meta:creation-date>
    <dc:date>2013-11-07T16:42:33.15</dc:date>
    <meta:editing-duration>PT59M4S</meta:editing-duration>
    <meta:editing-cycles>10</meta:editing-cycles>
    <meta:generator>OpenOffice/4.0.0$Win32 OpenOffice.org_project/400m3$Build-9702</meta:generator>
    <meta:document-statistic meta:table-count="6" meta:image-count="3" meta:object-count="0" meta:page-count="36" meta:paragraph-count="236" meta:word-count="3937" meta:character-count="54368"/>
    <dc:creator>Manuel Cid</dc:creator>
  </office:meta>
</office:document-meta>
</file>